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Root MARP</text:p>
          </table:table-cell>
          <table:table-cell office:value-type="string" calcext:value-type="string">
            <text:p>X_Mirror</text:p>
          </table:table-cell>
          <table:table-cell office:value-type="string" calcext:value-type="string">
            <text:p>X_MAR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delity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0118" calcext:value-type="float">
            <text:p>1.18E-10</text:p>
          </table:table-cell>
          <table:table-cell table:formula="of:=SQRT([.A2])" office:value-type="float" office:value="0.774596669241483" calcext:value-type="float">
            <text:p>0.774596669241483</text:p>
          </table:table-cell>
          <table:table-cell table:formula="of:=[.B2]^(1-[.$C2])" office:value-type="float" office:value="0.00578321231153211" calcext:value-type="float">
            <text:p>0.00578321231153211</text:p>
          </table:table-cell>
          <table:table-cell table:formula="of:=-[.$A2]^6+(1/4)*[.$A2]^5-3*[.$A2]^4+4*[.$A2]^3-3*[.$A2]^2+(7/8)*[.$A2]" office:value-type="float" office:value="-0.0137040000000002" calcext:value-type="float">
            <text:p>-0.0137040000000002</text:p>
          </table:table-cell>
          <table:table-cell table:formula="of:=[.D2]+[.E2]-0.0263197950537677" office:value-type="float" office:value="-0.0342405827422357" calcext:value-type="float">
            <text:p>-0.0342405827422357</text:p>
          </table:table-cell>
          <table:table-cell table:formula="of:=IF([.F2]&gt;0;IF([.F2]&gt;1; 1; [.F2]^(1/(1-[.$C2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125733" calcext:value-type="float">
            <text:p>0.000000125733</text:p>
          </table:table-cell>
          <table:table-cell table:formula="of:=SQRT([.A3])" office:value-type="float" office:value="0.836660026534076" calcext:value-type="float">
            <text:p>0.836660026534076</text:p>
          </table:table-cell>
          <table:table-cell table:formula="of:=[.B3]^(1-[.$C3])" office:value-type="float" office:value="0.0746215435442111" calcext:value-type="float">
            <text:p>0.0746215435442111</text:p>
          </table:table-cell>
          <table:table-cell table:formula="of:=-[.$A3]^6+(1/4)*[.$A3]^5-3*[.$A3]^4+4*[.$A3]^3-3*[.$A3]^2+(7/8)*[.$A3]" office:value-type="float" office:value="-0.0461335000000001" calcext:value-type="float">
            <text:p>-0.0461335000000001</text:p>
          </table:table-cell>
          <table:table-cell table:formula="of:=[.D3]+[.E3]-0.0263197950537677" office:value-type="float" office:value="0.00216824849044332" calcext:value-type="float">
            <text:p>0.00216824849044332</text:p>
          </table:table-cell>
          <table:table-cell table:formula="of:=IF([.F3]&gt;0;IF([.F3]&gt;1; 1; [.F3]^(1/(1-[.$C3])));0)" office:value-type="float" office:value="4.91051007963169E-017" calcext:value-type="float">
            <text:p>4.91051007963169E-17</text:p>
          </table:table-cell>
          <table:table-cell table:style-name="ce1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419118" calcext:value-type="float">
            <text:p>0.0000000419118</text:p>
          </table:table-cell>
          <table:table-cell table:formula="of:=SQRT([.A4])" office:value-type="float" office:value="0.85146931829632" calcext:value-type="float">
            <text:p>0.85146931829632</text:p>
          </table:table-cell>
          <table:table-cell table:formula="of:=[.B4]^(1-[.$C4])" office:value-type="float" office:value="0.0802029944197195" calcext:value-type="float">
            <text:p>0.0802029944197195</text:p>
          </table:table-cell>
          <table:table-cell table:formula="of:=-[.$A4]^6+(1/4)*[.$A4]^5-3*[.$A4]^4+4*[.$A4]^3-3*[.$A4]^2+(7/8)*[.$A4]" office:value-type="float" office:value="-0.0517358371582032" calcext:value-type="float">
            <text:p>-0.0517358371582032</text:p>
          </table:table-cell>
          <table:table-cell table:formula="of:=[.D4]+[.E4]-0.0263197950537677" office:value-type="float" office:value="0.00214736220774866" calcext:value-type="float">
            <text:p>0.00214736220774866</text:p>
          </table:table-cell>
          <table:table-cell table:formula="of:=IF([.F4]&gt;0;IF([.F4]&gt;1; 1; [.F4]^(1/(1-[.$C4])));0)" office:value-type="float" office:value="1.08828780633606E-018" calcext:value-type="float">
            <text:p>1.08828780633606E-18</text:p>
          </table:table-cell>
          <table:table-cell table:style-name="ce1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905045" calcext:value-type="float">
            <text:p>0.000000905045</text:p>
          </table:table-cell>
          <table:table-cell table:formula="of:=SQRT([.A5])" office:value-type="float" office:value="0.821583836257749" calcext:value-type="float">
            <text:p>0.821583836257749</text:p>
          </table:table-cell>
          <table:table-cell table:formula="of:=[.B5]^(1-[.$C5])" office:value-type="float" office:value="0.0835164981610081" calcext:value-type="float">
            <text:p>0.0835164981610081</text:p>
          </table:table-cell>
          <table:table-cell table:formula="of:=-[.$A5]^6+(1/4)*[.$A5]^5-3*[.$A5]^4+4*[.$A5]^3-3*[.$A5]^2+(7/8)*[.$A5]" office:value-type="float" office:value="-0.0392283303222658" calcext:value-type="float">
            <text:p>-0.0392283303222658</text:p>
          </table:table-cell>
          <table:table-cell table:formula="of:=[.D5]+[.E5]-0.0263197950537677" office:value-type="float" office:value="0.0179683727849746" calcext:value-type="float">
            <text:p>0.0179683727849746</text:p>
          </table:table-cell>
          <table:table-cell table:formula="of:=IF([.F5]&gt;0;IF([.F5]&gt;1; 1; [.F5]^(1/(1-[.$C5])));0)" office:value-type="float" office:value="0.00000000016471859117" calcext:value-type="float">
            <text:p>1.64718591169171E-10</text:p>
          </table:table-cell>
          <table:table-cell table:style-name="ce1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00994849" calcext:value-type="float">
            <text:p>9.94849E-10</text:p>
          </table:table-cell>
          <table:table-cell table:formula="of:=SQRT([.A6])" office:value-type="float" office:value="0.866025403784439" calcext:value-type="float">
            <text:p>0.866025403784439</text:p>
          </table:table-cell>
          <table:table-cell table:formula="of:=[.B6]^(1-[.$C6])" office:value-type="float" office:value="0.0622197342033929" calcext:value-type="float">
            <text:p>0.0622197342033929</text:p>
          </table:table-cell>
          <table:table-cell table:formula="of:=-[.$A6]^6+(1/4)*[.$A6]^5-3*[.$A6]^4+4*[.$A6]^3-3*[.$A6]^2+(7/8)*[.$A6]" office:value-type="float" office:value="-0.0556640625" calcext:value-type="float">
            <text:p>-0.0556640625</text:p>
          </table:table-cell>
          <table:table-cell table:formula="of:=[.D6]+[.E6]-0.0263197950537677" office:value-type="float" office:value="-0.0197641233503748" calcext:value-type="float">
            <text:p>-0.0197641233503748</text:p>
          </table:table-cell>
          <table:table-cell table:formula="of:=IF([.F6]&gt;0;IF([.F6]&gt;1; 1; [.F6]^(1/(1-[.$C6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152547" calcext:value-type="float">
            <text:p>0.0000152547</text:p>
          </table:table-cell>
          <table:table-cell table:formula="of:=SQRT([.A7])" office:value-type="float" office:value="0.806225774829855" calcext:value-type="float">
            <text:p>0.806225774829855</text:p>
          </table:table-cell>
          <table:table-cell table:formula="of:=[.B7]^(1-[.$C7])" office:value-type="float" office:value="0.116591738583923" calcext:value-type="float">
            <text:p>0.116591738583923</text:p>
          </table:table-cell>
          <table:table-cell table:formula="of:=-[.$A7]^6+(1/4)*[.$A7]^5-3*[.$A7]^4+4*[.$A7]^3-3*[.$A7]^2+(7/8)*[.$A7]" office:value-type="float" office:value="-0.0313425937500001" calcext:value-type="float">
            <text:p>-0.0313425937500001</text:p>
          </table:table-cell>
          <table:table-cell table:formula="of:=[.D7]+[.E7]-0.0263197950537677" office:value-type="float" office:value="0.0589293497801549" calcext:value-type="float">
            <text:p>0.0589293497801549</text:p>
          </table:table-cell>
          <table:table-cell table:formula="of:=IF([.F7]&gt;0;IF([.F7]&gt;1; 1; [.F7]^(1/(1-[.$C7])));0)" office:value-type="float" office:value="0.00000045093930003379" calcext:value-type="float">
            <text:p>4.50939300033785E-07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215734" calcext:value-type="float">
            <text:p>0.0000000215734</text:p>
          </table:table-cell>
          <table:table-cell table:formula="of:=SQRT([.A8])" office:value-type="float" office:value="0.790569415042095" calcext:value-type="float">
            <text:p>0.790569415042095</text:p>
          </table:table-cell>
          <table:table-cell table:formula="of:=[.B8]^(1-[.$C8])" office:value-type="float" office:value="0.0248020790416282" calcext:value-type="float">
            <text:p>0.0248020790416282</text:p>
          </table:table-cell>
          <table:table-cell table:formula="of:=-[.$A8]^6+(1/4)*[.$A8]^5-3*[.$A8]^4+4*[.$A8]^3-3*[.$A8]^2+(7/8)*[.$A8]" office:value-type="float" office:value="-0.0227546691894531" calcext:value-type="float">
            <text:p>-0.0227546691894531</text:p>
          </table:table-cell>
          <table:table-cell table:formula="of:=[.D8]+[.E8]-0.0263197950537677" office:value-type="float" office:value="-0.0242723852015926" calcext:value-type="float">
            <text:p>-0.0242723852015926</text:p>
          </table:table-cell>
          <table:table-cell table:formula="of:=IF([.F8]&gt;0;IF([.F8]&gt;1; 1; [.F8]^(1/(1-[.$C8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225153" calcext:value-type="float">
            <text:p>0.0225153</text:p>
          </table:table-cell>
          <table:table-cell table:formula="of:=SQRT([.A9])" office:value-type="float" office:value="0.758287544405155" calcext:value-type="float">
            <text:p>0.758287544405155</text:p>
          </table:table-cell>
          <table:table-cell table:formula="of:=[.B9]^(1-[.$C9])" office:value-type="float" office:value="0.399736079216329" calcext:value-type="float">
            <text:p>0.399736079216329</text:p>
          </table:table-cell>
          <table:table-cell table:formula="of:=-[.$A9]^6+(1/4)*[.$A9]^5-3*[.$A9]^4+4*[.$A9]^3-3*[.$A9]^2+(7/8)*[.$A9]" office:value-type="float" office:value="-0.00439586938476555" calcext:value-type="float">
            <text:p>-0.00439586938476555</text:p>
          </table:table-cell>
          <table:table-cell table:formula="of:=[.D9]+[.E9]-0.0263197950537677" office:value-type="float" office:value="0.369020414777796" calcext:value-type="float">
            <text:p>0.369020414777796</text:p>
          </table:table-cell>
          <table:table-cell table:formula="of:=IF([.F9]&gt;0;IF([.F9]&gt;1; 1; [.F9]^(1/(1-[.$C9])));0)" office:value-type="float" office:value="0.0161742354225526" calcext:value-type="float">
            <text:p>0.0161742354225526</text:p>
          </table:table-cell>
          <table:table-cell table:style-name="ce1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414164" calcext:value-type="float">
            <text:p>0.000414164</text:p>
          </table:table-cell>
          <table:table-cell table:formula="of:=SQRT([.A10])" office:value-type="float" office:value="0.774596669241483" calcext:value-type="float">
            <text:p>0.774596669241483</text:p>
          </table:table-cell>
          <table:table-cell table:formula="of:=[.B10]^(1-[.$C10])" office:value-type="float" office:value="0.172782351187046" calcext:value-type="float">
            <text:p>0.172782351187046</text:p>
          </table:table-cell>
          <table:table-cell table:formula="of:=-[.$A10]^6+(1/4)*[.$A10]^5-3*[.$A10]^4+4*[.$A10]^3-3*[.$A10]^2+(7/8)*[.$A10]" office:value-type="float" office:value="-0.0137040000000002" calcext:value-type="float">
            <text:p>-0.0137040000000002</text:p>
          </table:table-cell>
          <table:table-cell table:formula="of:=[.D10]+[.E10]-0.0263197950537677" office:value-type="float" office:value="0.132758556133278" calcext:value-type="float">
            <text:p>0.132758556133278</text:p>
          </table:table-cell>
          <table:table-cell table:formula="of:=IF([.F10]&gt;0;IF([.F10]&gt;1; 1; [.F10]^(1/(1-[.$C10])));0)" office:value-type="float" office:value="0.000128669073578532" calcext:value-type="float">
            <text:p>0.000128669073578532</text:p>
          </table:table-cell>
          <table:table-cell table:style-name="ce1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638233" calcext:value-type="float">
            <text:p>0.0000638233</text:p>
          </table:table-cell>
          <table:table-cell table:formula="of:=SQRT([.A11])" office:value-type="float" office:value="0.806225774829855" calcext:value-type="float">
            <text:p>0.806225774829855</text:p>
          </table:table-cell>
          <table:table-cell table:formula="of:=[.B11]^(1-[.$C11])" office:value-type="float" office:value="0.153855528257534" calcext:value-type="float">
            <text:p>0.153855528257534</text:p>
          </table:table-cell>
          <table:table-cell table:formula="of:=-[.$A11]^6+(1/4)*[.$A11]^5-3*[.$A11]^4+4*[.$A11]^3-3*[.$A11]^2+(7/8)*[.$A11]" office:value-type="float" office:value="-0.0313425937500001" calcext:value-type="float">
            <text:p>-0.0313425937500001</text:p>
          </table:table-cell>
          <table:table-cell table:formula="of:=[.D11]+[.E11]-0.0263197950537677" office:value-type="float" office:value="0.0961931394537658" calcext:value-type="float">
            <text:p>0.0961931394537658</text:p>
          </table:table-cell>
          <table:table-cell table:formula="of:=IF([.F11]&gt;0;IF([.F11]&gt;1; 1; [.F11]^(1/(1-[.$C11])));0)" office:value-type="float" office:value="0.00000565415365839092" calcext:value-type="float">
            <text:p>5.65415365839092E-06</text:p>
          </table:table-cell>
          <table:table-cell table:style-name="ce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0805172" calcext:value-type="float">
            <text:p>0.0000805172</text:p>
          </table:table-cell>
          <table:table-cell table:formula="of:=SQRT([.A12])" office:value-type="float" office:value="0.707106781186548" calcext:value-type="float">
            <text:p>0.707106781186548</text:p>
          </table:table-cell>
          <table:table-cell table:formula="of:=[.B12]^(1-[.$C12])" office:value-type="float" office:value="0.0632211734547127" calcext:value-type="float">
            <text:p>0.0632211734547127</text:p>
          </table:table-cell>
          <table:table-cell table:formula="of:=-[.$A12]^6+(1/4)*[.$A12]^5-3*[.$A12]^4+4*[.$A12]^3-3*[.$A12]^2+(7/8)*[.$A12]" office:value-type="float" office:value="0.0234375" calcext:value-type="float">
            <text:p>0.0234375</text:p>
          </table:table-cell>
          <table:table-cell table:formula="of:=[.D12]+[.E12]-0.0263197950537677" office:value-type="float" office:value="0.060338878400945" calcext:value-type="float">
            <text:p>0.060338878400945</text:p>
          </table:table-cell>
          <table:table-cell table:formula="of:=IF([.F12]&gt;0;IF([.F12]&gt;1; 1; [.F12]^(1/(1-[.$C12])));0)" office:value-type="float" office:value="0.0000686591678187995" calcext:value-type="float">
            <text:p>6.86591678187995E-05</text:p>
          </table:table-cell>
          <table:table-cell table:style-name="ce1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0000378809" calcext:value-type="float">
            <text:p>3.78809E-12</text:p>
          </table:table-cell>
          <table:table-cell table:formula="of:=SQRT([.A13])" office:value-type="float" office:value="0.866025403784439" calcext:value-type="float">
            <text:p>0.866025403784439</text:p>
          </table:table-cell>
          <table:table-cell table:formula="of:=[.B13]^(1-[.$C13])" office:value-type="float" office:value="0.0294984006556146" calcext:value-type="float">
            <text:p>0.0294984006556146</text:p>
          </table:table-cell>
          <table:table-cell table:formula="of:=-[.$A13]^6+(1/4)*[.$A13]^5-3*[.$A13]^4+4*[.$A13]^3-3*[.$A13]^2+(7/8)*[.$A13]" office:value-type="float" office:value="-0.0556640625" calcext:value-type="float">
            <text:p>-0.0556640625</text:p>
          </table:table-cell>
          <table:table-cell table:formula="of:=[.D13]+[.E13]-0.0263197950537677" office:value-type="float" office:value="-0.0524854568981531" calcext:value-type="float">
            <text:p>-0.0524854568981531</text:p>
          </table:table-cell>
          <table:table-cell table:formula="of:=IF([.F13]&gt;0;IF([.F13]&gt;1; 1; [.F13]^(1/(1-[.$C13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161511" calcext:value-type="float">
            <text:p>0.00161511</text:p>
          </table:table-cell>
          <table:table-cell table:formula="of:=SQRT([.A14])" office:value-type="float" office:value="0.790569415042095" calcext:value-type="float">
            <text:p>0.790569415042095</text:p>
          </table:table-cell>
          <table:table-cell table:formula="of:=[.B14]^(1-[.$C14])" office:value-type="float" office:value="0.260202900877649" calcext:value-type="float">
            <text:p>0.260202900877649</text:p>
          </table:table-cell>
          <table:table-cell table:formula="of:=-[.$A14]^6+(1/4)*[.$A14]^5-3*[.$A14]^4+4*[.$A14]^3-3*[.$A14]^2+(7/8)*[.$A14]" office:value-type="float" office:value="-0.0227546691894531" calcext:value-type="float">
            <text:p>-0.0227546691894531</text:p>
          </table:table-cell>
          <table:table-cell table:formula="of:=[.D14]+[.E14]-0.0263197950537677" office:value-type="float" office:value="0.211128436634428" calcext:value-type="float">
            <text:p>0.211128436634428</text:p>
          </table:table-cell>
          <table:table-cell table:formula="of:=IF([.F14]&gt;0;IF([.F14]&gt;1; 1; [.F14]^(1/(1-[.$C14])));0)" office:value-type="float" office:value="0.000595402651948141" calcext:value-type="float">
            <text:p>0.000595402651948141</text:p>
          </table:table-cell>
          <table:table-cell table:style-name="ce1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683226" calcext:value-type="float">
            <text:p>0.0000000683226</text:p>
          </table:table-cell>
          <table:table-cell table:formula="of:=SQRT([.A15])" office:value-type="float" office:value="0.806225774829855" calcext:value-type="float">
            <text:p>0.806225774829855</text:p>
          </table:table-cell>
          <table:table-cell table:formula="of:=[.B15]^(1-[.$C15])" office:value-type="float" office:value="0.0408811652068301" calcext:value-type="float">
            <text:p>0.0408811652068301</text:p>
          </table:table-cell>
          <table:table-cell table:formula="of:=-[.$A15]^6+(1/4)*[.$A15]^5-3*[.$A15]^4+4*[.$A15]^3-3*[.$A15]^2+(7/8)*[.$A15]" office:value-type="float" office:value="-0.0313425937500001" calcext:value-type="float">
            <text:p>-0.0313425937500001</text:p>
          </table:table-cell>
          <table:table-cell table:formula="of:=[.D15]+[.E15]-0.0263197950537677" office:value-type="float" office:value="-0.0167812235969377" calcext:value-type="float">
            <text:p>-0.0167812235969377</text:p>
          </table:table-cell>
          <table:table-cell table:formula="of:=IF([.F15]&gt;0;IF([.F15]&gt;1; 1; [.F15]^(1/(1-[.$C15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252897" calcext:value-type="float">
            <text:p>0.00000000252897</text:p>
          </table:table-cell>
          <table:table-cell table:formula="of:=SQRT([.A16])" office:value-type="float" office:value="0.85146931829632" calcext:value-type="float">
            <text:p>0.85146931829632</text:p>
          </table:table-cell>
          <table:table-cell table:formula="of:=[.B16]^(1-[.$C16])" office:value-type="float" office:value="0.0528534527641254" calcext:value-type="float">
            <text:p>0.0528534527641254</text:p>
          </table:table-cell>
          <table:table-cell table:formula="of:=-[.$A16]^6+(1/4)*[.$A16]^5-3*[.$A16]^4+4*[.$A16]^3-3*[.$A16]^2+(7/8)*[.$A16]" office:value-type="float" office:value="-0.0517358371582032" calcext:value-type="float">
            <text:p>-0.0517358371582032</text:p>
          </table:table-cell>
          <table:table-cell table:formula="of:=[.D16]+[.E16]-0.0263197950537677" office:value-type="float" office:value="-0.0252021794478455" calcext:value-type="float">
            <text:p>-0.0252021794478455</text:p>
          </table:table-cell>
          <table:table-cell table:formula="of:=IF([.F16]&gt;0;IF([.F16]&gt;1; 1; [.F16]^(1/(1-[.$C16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16163" calcext:value-type="float">
            <text:p>0.000000016163</text:p>
          </table:table-cell>
          <table:table-cell table:formula="of:=SQRT([.A17])" office:value-type="float" office:value="0.790569415042095" calcext:value-type="float">
            <text:p>0.790569415042095</text:p>
          </table:table-cell>
          <table:table-cell table:formula="of:=[.B17]^(1-[.$C17])" office:value-type="float" office:value="0.023346737434071" calcext:value-type="float">
            <text:p>0.023346737434071</text:p>
          </table:table-cell>
          <table:table-cell table:formula="of:=-[.$A17]^6+(1/4)*[.$A17]^5-3*[.$A17]^4+4*[.$A17]^3-3*[.$A17]^2+(7/8)*[.$A17]" office:value-type="float" office:value="-0.0227546691894531" calcext:value-type="float">
            <text:p>-0.0227546691894531</text:p>
          </table:table-cell>
          <table:table-cell table:formula="of:=[.D17]+[.E17]-0.0263197950537677" office:value-type="float" office:value="-0.0257277268091498" calcext:value-type="float">
            <text:p>-0.0257277268091498</text:p>
          </table:table-cell>
          <table:table-cell table:formula="of:=IF([.F17]&gt;0;IF([.F17]&gt;1; 1; [.F17]^(1/(1-[.$C17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000725059" calcext:value-type="float">
            <text:p>7.25059E-12</text:p>
          </table:table-cell>
          <table:table-cell table:formula="of:=SQRT([.A18])" office:value-type="float" office:value="0.806225774829855" calcext:value-type="float">
            <text:p>0.806225774829855</text:p>
          </table:table-cell>
          <table:table-cell table:formula="of:=[.B18]^(1-[.$C18])" office:value-type="float" office:value="0.00694108682195447" calcext:value-type="float">
            <text:p>0.00694108682195447</text:p>
          </table:table-cell>
          <table:table-cell table:formula="of:=-[.$A18]^6+(1/4)*[.$A18]^5-3*[.$A18]^4+4*[.$A18]^3-3*[.$A18]^2+(7/8)*[.$A18]" office:value-type="float" office:value="-0.0313425937500001" calcext:value-type="float">
            <text:p>-0.0313425937500001</text:p>
          </table:table-cell>
          <table:table-cell table:formula="of:=[.D18]+[.E18]-0.0263197950537677" office:value-type="float" office:value="-0.0507213019818134" calcext:value-type="float">
            <text:p>-0.0507213019818134</text:p>
          </table:table-cell>
          <table:table-cell table:formula="of:=IF([.F18]&gt;0;IF([.F18]&gt;1; 1; [.F18]^(1/(1-[.$C18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32266" calcext:value-type="float">
            <text:p>0.00032266</text:p>
          </table:table-cell>
          <table:table-cell table:formula="of:=SQRT([.A19])" office:value-type="float" office:value="0.741619848709566" calcext:value-type="float">
            <text:p>0.741619848709566</text:p>
          </table:table-cell>
          <table:table-cell table:formula="of:=[.B19]^(1-[.$C19])" office:value-type="float" office:value="0.125293643439445" calcext:value-type="float">
            <text:p>0.125293643439445</text:p>
          </table:table-cell>
          <table:table-cell table:formula="of:=-[.$A19]^6+(1/4)*[.$A19]^5-3*[.$A19]^4+4*[.$A19]^3-3*[.$A19]^2+(7/8)*[.$A19]" office:value-type="float" office:value="0.004994" calcext:value-type="float">
            <text:p>0.004994</text:p>
          </table:table-cell>
          <table:table-cell table:formula="of:=[.D19]+[.E19]-0.0263197950537677" office:value-type="float" office:value="0.103967848385677" calcext:value-type="float">
            <text:p>0.103967848385677</text:p>
          </table:table-cell>
          <table:table-cell table:formula="of:=IF([.F19]&gt;0;IF([.F19]&gt;1; 1; [.F19]^(1/(1-[.$C19])));0)" office:value-type="float" office:value="0.000156724725665022" calcext:value-type="float">
            <text:p>0.000156724725665022</text:p>
          </table:table-cell>
          <table:table-cell table:style-name="ce1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232696" calcext:value-type="float">
            <text:p>0.0000000232696</text:p>
          </table:table-cell>
          <table:table-cell table:formula="of:=SQRT([.A20])" office:value-type="float" office:value="0.85146931829632" calcext:value-type="float">
            <text:p>0.85146931829632</text:p>
          </table:table-cell>
          <table:table-cell table:formula="of:=[.B20]^(1-[.$C20])" office:value-type="float" office:value="0.073490965729272" calcext:value-type="float">
            <text:p>0.073490965729272</text:p>
          </table:table-cell>
          <table:table-cell table:formula="of:=-[.$A20]^6+(1/4)*[.$A20]^5-3*[.$A20]^4+4*[.$A20]^3-3*[.$A20]^2+(7/8)*[.$A20]" office:value-type="float" office:value="-0.0517358371582032" calcext:value-type="float">
            <text:p>-0.0517358371582032</text:p>
          </table:table-cell>
          <table:table-cell table:formula="of:=[.D20]+[.E20]-0.0263197950537677" office:value-type="float" office:value="-0.00456466648269886" calcext:value-type="float">
            <text:p>-0.00456466648269886</text:p>
          </table:table-cell>
          <table:table-cell table:formula="of:=IF([.F20]&gt;0;IF([.F20]&gt;1; 1; [.F20]^(1/(1-[.$C20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000295893" calcext:value-type="float">
            <text:p>2.95893E-12</text:p>
          </table:table-cell>
          <table:table-cell table:formula="of:=SQRT([.A21])" office:value-type="float" office:value="0.806225774829855" calcext:value-type="float">
            <text:p>0.806225774829855</text:p>
          </table:table-cell>
          <table:table-cell table:formula="of:=[.B21]^(1-[.$C21])" office:value-type="float" office:value="0.00583449212066793" calcext:value-type="float">
            <text:p>0.00583449212066793</text:p>
          </table:table-cell>
          <table:table-cell table:formula="of:=-[.$A21]^6+(1/4)*[.$A21]^5-3*[.$A21]^4+4*[.$A21]^3-3*[.$A21]^2+(7/8)*[.$A21]" office:value-type="float" office:value="-0.0313425937500001" calcext:value-type="float">
            <text:p>-0.0313425937500001</text:p>
          </table:table-cell>
          <table:table-cell table:formula="of:=[.D21]+[.E21]-0.0263197950537677" office:value-type="float" office:value="-0.0518278966830999" calcext:value-type="float">
            <text:p>-0.0518278966830999</text:p>
          </table:table-cell>
          <table:table-cell table:formula="of:=IF([.F21]&gt;0;IF([.F21]&gt;1; 1; [.F21]^(1/(1-[.$C21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0000206468" calcext:value-type="float">
            <text:p>2.06468E-10</text:p>
          </table:table-cell>
          <table:table-cell table:formula="of:=SQRT([.A22])" office:value-type="float" office:value="0.894427190999916" calcext:value-type="float">
            <text:p>0.894427190999916</text:p>
          </table:table-cell>
          <table:table-cell table:formula="of:=[.B22]^(1-[.$C22])" office:value-type="float" office:value="0.0949536796788423" calcext:value-type="float">
            <text:p>0.0949536796788423</text:p>
          </table:table-cell>
          <table:table-cell table:formula="of:=-[.$A22]^6+(1/4)*[.$A22]^5-3*[.$A22]^4+4*[.$A22]^3-3*[.$A22]^2+(7/8)*[.$A22]" office:value-type="float" office:value="-0.0567359999999998" calcext:value-type="float">
            <text:p>-0.0567359999999998</text:p>
          </table:table-cell>
          <table:table-cell table:formula="of:=[.D22]+[.E22]-0.0263197950537677" office:value-type="float" office:value="0.0118978846250748" calcext:value-type="float">
            <text:p>0.0118978846250748</text:p>
          </table:table-cell>
          <table:table-cell table:formula="of:=IF([.F22]&gt;0;IF([.F22]&gt;1; 1; [.F22]^(1/(1-[.$C22])));0)" office:value-type="float" office:value="5.89641242857794E-019" calcext:value-type="float">
            <text:p>5.89641242857794E-19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68166" calcext:value-type="float">
            <text:p>0.00000068166</text:p>
          </table:table-cell>
          <table:table-cell table:formula="of:=SQRT([.A23])" office:value-type="float" office:value="0.790569415042095" calcext:value-type="float">
            <text:p>0.790569415042095</text:p>
          </table:table-cell>
          <table:table-cell table:formula="of:=[.B23]^(1-[.$C23])" office:value-type="float" office:value="0.0511164281817141" calcext:value-type="float">
            <text:p>0.0511164281817141</text:p>
          </table:table-cell>
          <table:table-cell table:formula="of:=-[.$A23]^6+(1/4)*[.$A23]^5-3*[.$A23]^4+4*[.$A23]^3-3*[.$A23]^2+(7/8)*[.$A23]" office:value-type="float" office:value="-0.0227546691894531" calcext:value-type="float">
            <text:p>-0.0227546691894531</text:p>
          </table:table-cell>
          <table:table-cell table:formula="of:=[.D23]+[.E23]-0.0263197950537677" office:value-type="float" office:value="0.00204196393849325" calcext:value-type="float">
            <text:p>0.00204196393849325</text:p>
          </table:table-cell>
          <table:table-cell table:formula="of:=IF([.F23]&gt;0;IF([.F23]&gt;1; 1; [.F23]^(1/(1-[.$C23])));0)" office:value-type="float" office:value="0.00000000000014317864" calcext:value-type="float">
            <text:p>1.43178644788567E-13</text:p>
          </table:table-cell>
          <table:table-cell table:style-name="ce1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215005" calcext:value-type="float">
            <text:p>0.0000215005</text:p>
          </table:table-cell>
          <table:table-cell table:formula="of:=SQRT([.A24])" office:value-type="float" office:value="0.821583836257749" calcext:value-type="float">
            <text:p>0.821583836257749</text:p>
          </table:table-cell>
          <table:table-cell table:formula="of:=[.B24]^(1-[.$C24])" office:value-type="float" office:value="0.146971585047745" calcext:value-type="float">
            <text:p>0.146971585047745</text:p>
          </table:table-cell>
          <table:table-cell table:formula="of:=-[.$A24]^6+(1/4)*[.$A24]^5-3*[.$A24]^4+4*[.$A24]^3-3*[.$A24]^2+(7/8)*[.$A24]" office:value-type="float" office:value="-0.0392283303222658" calcext:value-type="float">
            <text:p>-0.0392283303222658</text:p>
          </table:table-cell>
          <table:table-cell table:formula="of:=[.D24]+[.E24]-0.0263197950537677" office:value-type="float" office:value="0.0814234596717115" calcext:value-type="float">
            <text:p>0.0814234596717115</text:p>
          </table:table-cell>
          <table:table-cell table:formula="of:=IF([.F24]&gt;0;IF([.F24]&gt;1; 1; [.F24]^(1/(1-[.$C24])));0)" office:value-type="float" office:value="0.0000007850353228237" calcext:value-type="float">
            <text:p>7.85035322823697E-07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270531" calcext:value-type="float">
            <text:p>0.00270531</text:p>
          </table:table-cell>
          <table:table-cell table:formula="of:=SQRT([.A25])" office:value-type="float" office:value="0.790569415042095" calcext:value-type="float">
            <text:p>0.790569415042095</text:p>
          </table:table-cell>
          <table:table-cell table:formula="of:=[.B25]^(1-[.$C25])" office:value-type="float" office:value="0.289886314065334" calcext:value-type="float">
            <text:p>0.289886314065334</text:p>
          </table:table-cell>
          <table:table-cell table:formula="of:=-[.$A25]^6+(1/4)*[.$A25]^5-3*[.$A25]^4+4*[.$A25]^3-3*[.$A25]^2+(7/8)*[.$A25]" office:value-type="float" office:value="-0.0227546691894531" calcext:value-type="float">
            <text:p>-0.0227546691894531</text:p>
          </table:table-cell>
          <table:table-cell table:formula="of:=[.D25]+[.E25]-0.0263197950537677" office:value-type="float" office:value="0.240811849822113" calcext:value-type="float">
            <text:p>0.240811849822113</text:p>
          </table:table-cell>
          <table:table-cell table:formula="of:=IF([.F25]&gt;0;IF([.F25]&gt;1; 1; [.F25]^(1/(1-[.$C25])));0)" office:value-type="float" office:value="0.00111584379721955" calcext:value-type="float">
            <text:p>0.00111584379721955</text:p>
          </table:table-cell>
          <table:table-cell table:style-name="ce1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000968498" calcext:value-type="float">
            <text:p>9.68498E-12</text:p>
          </table:table-cell>
          <table:table-cell table:formula="of:=SQRT([.A26])" office:value-type="float" office:value="0.774596669241483" calcext:value-type="float">
            <text:p>0.774596669241483</text:p>
          </table:table-cell>
          <table:table-cell table:formula="of:=[.B26]^(1-[.$C26])" office:value-type="float" office:value="0.00329177368201839" calcext:value-type="float">
            <text:p>0.00329177368201839</text:p>
          </table:table-cell>
          <table:table-cell table:formula="of:=-[.$A26]^6+(1/4)*[.$A26]^5-3*[.$A26]^4+4*[.$A26]^3-3*[.$A26]^2+(7/8)*[.$A26]" office:value-type="float" office:value="-0.0137040000000002" calcext:value-type="float">
            <text:p>-0.0137040000000002</text:p>
          </table:table-cell>
          <table:table-cell table:formula="of:=[.D26]+[.E26]-0.0263197950537677" office:value-type="float" office:value="-0.0367320213717495" calcext:value-type="float">
            <text:p>-0.0367320213717495</text:p>
          </table:table-cell>
          <table:table-cell table:formula="of:=IF([.F26]&gt;0;IF([.F26]&gt;1; 1; [.F26]^(1/(1-[.$C26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47406" calcext:value-type="float">
            <text:p>0.000047406</text:p>
          </table:table-cell>
          <table:table-cell table:formula="of:=SQRT([.A27])" office:value-type="float" office:value="0.790569415042095" calcext:value-type="float">
            <text:p>0.790569415042095</text:p>
          </table:table-cell>
          <table:table-cell table:formula="of:=[.B27]^(1-[.$C27])" office:value-type="float" office:value="0.124275992758171" calcext:value-type="float">
            <text:p>0.124275992758171</text:p>
          </table:table-cell>
          <table:table-cell table:formula="of:=-[.$A27]^6+(1/4)*[.$A27]^5-3*[.$A27]^4+4*[.$A27]^3-3*[.$A27]^2+(7/8)*[.$A27]" office:value-type="float" office:value="-0.0227546691894531" calcext:value-type="float">
            <text:p>-0.0227546691894531</text:p>
          </table:table-cell>
          <table:table-cell table:formula="of:=[.D27]+[.E27]-0.0263197950537677" office:value-type="float" office:value="0.0752015285149501" calcext:value-type="float">
            <text:p>0.0752015285149501</text:p>
          </table:table-cell>
          <table:table-cell table:formula="of:=IF([.F27]&gt;0;IF([.F27]&gt;1; 1; [.F27]^(1/(1-[.$C27])));0)" office:value-type="float" office:value="0.00000430674256466658" calcext:value-type="float">
            <text:p>4.30674256466658E-06</text:p>
          </table:table-cell>
          <table:table-cell table:style-name="ce1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211722" calcext:value-type="float">
            <text:p>0.0000000211722</text:p>
          </table:table-cell>
          <table:table-cell table:formula="of:=SQRT([.A28])" office:value-type="float" office:value="0.836660026534076" calcext:value-type="float">
            <text:p>0.836660026534076</text:p>
          </table:table-cell>
          <table:table-cell table:formula="of:=[.B28]^(1-[.$C28])" office:value-type="float" office:value="0.055781581116106" calcext:value-type="float">
            <text:p>0.055781581116106</text:p>
          </table:table-cell>
          <table:table-cell table:formula="of:=-[.$A28]^6+(1/4)*[.$A28]^5-3*[.$A28]^4+4*[.$A28]^3-3*[.$A28]^2+(7/8)*[.$A28]" office:value-type="float" office:value="-0.0461335000000001" calcext:value-type="float">
            <text:p>-0.0461335000000001</text:p>
          </table:table-cell>
          <table:table-cell table:formula="of:=[.D28]+[.E28]-0.0263197950537677" office:value-type="float" office:value="-0.0166717139376618" calcext:value-type="float">
            <text:p>-0.0166717139376618</text:p>
          </table:table-cell>
          <table:table-cell table:formula="of:=IF([.F28]&gt;0;IF([.F28]&gt;1; 1; [.F28]^(1/(1-[.$C28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0143438" calcext:value-type="float">
            <text:p>1.43438E-10</text:p>
          </table:table-cell>
          <table:table-cell table:formula="of:=SQRT([.A29])" office:value-type="float" office:value="0.806225774829855" calcext:value-type="float">
            <text:p>0.806225774829855</text:p>
          </table:table-cell>
          <table:table-cell table:formula="of:=[.B29]^(1-[.$C29])" office:value-type="float" office:value="0.0123769955943716" calcext:value-type="float">
            <text:p>0.0123769955943716</text:p>
          </table:table-cell>
          <table:table-cell table:formula="of:=-[.$A29]^6+(1/4)*[.$A29]^5-3*[.$A29]^4+4*[.$A29]^3-3*[.$A29]^2+(7/8)*[.$A29]" office:value-type="float" office:value="-0.0313425937500001" calcext:value-type="float">
            <text:p>-0.0313425937500001</text:p>
          </table:table-cell>
          <table:table-cell table:formula="of:=[.D29]+[.E29]-0.0263197950537677" office:value-type="float" office:value="-0.0452853932093962" calcext:value-type="float">
            <text:p>-0.0452853932093962</text:p>
          </table:table-cell>
          <table:table-cell table:formula="of:=IF([.F29]&gt;0;IF([.F29]&gt;1; 1; [.F29]^(1/(1-[.$C29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00161469" calcext:value-type="float">
            <text:p>1.61469E-10</text:p>
          </table:table-cell>
          <table:table-cell table:formula="of:=SQRT([.A30])" office:value-type="float" office:value="0.866025403784439" calcext:value-type="float">
            <text:p>0.866025403784439</text:p>
          </table:table-cell>
          <table:table-cell table:formula="of:=[.B30]^(1-[.$C30])" office:value-type="float" office:value="0.0487677476934324" calcext:value-type="float">
            <text:p>0.0487677476934324</text:p>
          </table:table-cell>
          <table:table-cell table:formula="of:=-[.$A30]^6+(1/4)*[.$A30]^5-3*[.$A30]^4+4*[.$A30]^3-3*[.$A30]^2+(7/8)*[.$A30]" office:value-type="float" office:value="-0.0556640625" calcext:value-type="float">
            <text:p>-0.0556640625</text:p>
          </table:table-cell>
          <table:table-cell table:formula="of:=[.D30]+[.E30]-0.0263197950537677" office:value-type="float" office:value="-0.0332161098603353" calcext:value-type="float">
            <text:p>-0.0332161098603353</text:p>
          </table:table-cell>
          <table:table-cell table:formula="of:=IF([.F30]&gt;0;IF([.F30]&gt;1; 1; [.F30]^(1/(1-[.$C30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505306" calcext:value-type="float">
            <text:p>0.0000505306</text:p>
          </table:table-cell>
          <table:table-cell table:formula="of:=SQRT([.A31])" office:value-type="float" office:value="0.85146931829632" calcext:value-type="float">
            <text:p>0.85146931829632</text:p>
          </table:table-cell>
          <table:table-cell table:formula="of:=[.B31]^(1-[.$C31])" office:value-type="float" office:value="0.230062595098322" calcext:value-type="float">
            <text:p>0.230062595098322</text:p>
          </table:table-cell>
          <table:table-cell table:formula="of:=-[.$A31]^6+(1/4)*[.$A31]^5-3*[.$A31]^4+4*[.$A31]^3-3*[.$A31]^2+(7/8)*[.$A31]" office:value-type="float" office:value="-0.0517358371582032" calcext:value-type="float">
            <text:p>-0.0517358371582032</text:p>
          </table:table-cell>
          <table:table-cell table:formula="of:=[.D31]+[.E31]-0.0263197950537677" office:value-type="float" office:value="0.152006962886351" calcext:value-type="float">
            <text:p>0.152006962886351</text:p>
          </table:table-cell>
          <table:table-cell table:formula="of:=IF([.F31]&gt;0;IF([.F31]&gt;1; 1; [.F31]^(1/(1-[.$C31])));0)" office:value-type="float" office:value="0.00000310313900912367" calcext:value-type="float">
            <text:p>3.10313900912367E-06</text:p>
          </table:table-cell>
          <table:table-cell table:style-name="ce1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689832" calcext:value-type="float">
            <text:p>0.000000689832</text:p>
          </table:table-cell>
          <table:table-cell table:formula="of:=SQRT([.A32])" office:value-type="float" office:value="0.836660026534076" calcext:value-type="float">
            <text:p>0.836660026534076</text:p>
          </table:table-cell>
          <table:table-cell table:formula="of:=[.B32]^(1-[.$C32])" office:value-type="float" office:value="0.0985418020630521" calcext:value-type="float">
            <text:p>0.0985418020630521</text:p>
          </table:table-cell>
          <table:table-cell table:formula="of:=-[.$A32]^6+(1/4)*[.$A32]^5-3*[.$A32]^4+4*[.$A32]^3-3*[.$A32]^2+(7/8)*[.$A32]" office:value-type="float" office:value="-0.0461335000000001" calcext:value-type="float">
            <text:p>-0.0461335000000001</text:p>
          </table:table-cell>
          <table:table-cell table:formula="of:=[.D32]+[.E32]-0.0263197950537677" office:value-type="float" office:value="0.0260885070092844" calcext:value-type="float">
            <text:p>0.0260885070092844</text:p>
          </table:table-cell>
          <table:table-cell table:formula="of:=IF([.F32]&gt;0;IF([.F32]&gt;1; 1; [.F32]^(1/(1-[.$C32])));0)" office:value-type="float" office:value="0.00000000020192277759" calcext:value-type="float">
            <text:p>2.01922777593553E-10</text:p>
          </table:table-cell>
          <table:table-cell table:style-name="ce1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000934693" calcext:value-type="float">
            <text:p>9.34693E-12</text:p>
          </table:table-cell>
          <table:table-cell table:formula="of:=SQRT([.A33])" office:value-type="float" office:value="0.85146931829632" calcext:value-type="float">
            <text:p>0.85146931829632</text:p>
          </table:table-cell>
          <table:table-cell table:formula="of:=[.B33]^(1-[.$C33])" office:value-type="float" office:value="0.0230041370546028" calcext:value-type="float">
            <text:p>0.0230041370546028</text:p>
          </table:table-cell>
          <table:table-cell table:formula="of:=-[.$A33]^6+(1/4)*[.$A33]^5-3*[.$A33]^4+4*[.$A33]^3-3*[.$A33]^2+(7/8)*[.$A33]" office:value-type="float" office:value="-0.0517358371582032" calcext:value-type="float">
            <text:p>-0.0517358371582032</text:p>
          </table:table-cell>
          <table:table-cell table:formula="of:=[.D33]+[.E33]-0.0263197950537677" office:value-type="float" office:value="-0.0550514951573681" calcext:value-type="float">
            <text:p>-0.0550514951573681</text:p>
          </table:table-cell>
          <table:table-cell table:formula="of:=IF([.F33]&gt;0;IF([.F33]&gt;1; 1; [.F33]^(1/(1-[.$C33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253096" calcext:value-type="float">
            <text:p>0.00000000253096</text:p>
          </table:table-cell>
          <table:table-cell table:formula="of:=SQRT([.A34])" office:value-type="float" office:value="0.806225774829855" calcext:value-type="float">
            <text:p>0.806225774829855</text:p>
          </table:table-cell>
          <table:table-cell table:formula="of:=[.B34]^(1-[.$C34])" office:value-type="float" office:value="0.0215863028804397" calcext:value-type="float">
            <text:p>0.0215863028804397</text:p>
          </table:table-cell>
          <table:table-cell table:formula="of:=-[.$A34]^6+(1/4)*[.$A34]^5-3*[.$A34]^4+4*[.$A34]^3-3*[.$A34]^2+(7/8)*[.$A34]" office:value-type="float" office:value="-0.0313425937500001" calcext:value-type="float">
            <text:p>-0.0313425937500001</text:p>
          </table:table-cell>
          <table:table-cell table:formula="of:=[.D34]+[.E34]-0.0263197950537677" office:value-type="float" office:value="-0.0360760859233281" calcext:value-type="float">
            <text:p>-0.0360760859233281</text:p>
          </table:table-cell>
          <table:table-cell table:formula="of:=IF([.F34]&gt;0;IF([.F34]&gt;1; 1; [.F34]^(1/(1-[.$C34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840476" calcext:value-type="float">
            <text:p>0.0000840476</text:p>
          </table:table-cell>
          <table:table-cell table:formula="of:=SQRT([.A35])" office:value-type="float" office:value="0.790569415042095" calcext:value-type="float">
            <text:p>0.790569415042095</text:p>
          </table:table-cell>
          <table:table-cell table:formula="of:=[.B35]^(1-[.$C35])" office:value-type="float" office:value="0.140110587159426" calcext:value-type="float">
            <text:p>0.140110587159426</text:p>
          </table:table-cell>
          <table:table-cell table:formula="of:=-[.$A35]^6+(1/4)*[.$A35]^5-3*[.$A35]^4+4*[.$A35]^3-3*[.$A35]^2+(7/8)*[.$A35]" office:value-type="float" office:value="-0.0227546691894531" calcext:value-type="float">
            <text:p>-0.0227546691894531</text:p>
          </table:table-cell>
          <table:table-cell table:formula="of:=[.D35]+[.E35]-0.0263197950537677" office:value-type="float" office:value="0.091036122916205" calcext:value-type="float">
            <text:p>0.091036122916205</text:p>
          </table:table-cell>
          <table:table-cell table:formula="of:=IF([.F35]&gt;0;IF([.F35]&gt;1; 1; [.F35]^(1/(1-[.$C35])));0)" office:value-type="float" office:value="0.0000107250653048153" calcext:value-type="float">
            <text:p>1.07250653048153E-05</text:p>
          </table:table-cell>
          <table:table-cell table:style-name="ce1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377273" calcext:value-type="float">
            <text:p>0.00000377273</text:p>
          </table:table-cell>
          <table:table-cell table:formula="of:=SQRT([.A36])" office:value-type="float" office:value="0.85146931829632" calcext:value-type="float">
            <text:p>0.85146931829632</text:p>
          </table:table-cell>
          <table:table-cell table:formula="of:=[.B36]^(1-[.$C36])" office:value-type="float" office:value="0.156482933065442" calcext:value-type="float">
            <text:p>0.156482933065442</text:p>
          </table:table-cell>
          <table:table-cell table:formula="of:=-[.$A36]^6+(1/4)*[.$A36]^5-3*[.$A36]^4+4*[.$A36]^3-3*[.$A36]^2+(7/8)*[.$A36]" office:value-type="float" office:value="-0.0517358371582032" calcext:value-type="float">
            <text:p>-0.0517358371582032</text:p>
          </table:table-cell>
          <table:table-cell table:formula="of:=[.D36]+[.E36]-0.0263197950537677" office:value-type="float" office:value="0.078427300853471" calcext:value-type="float">
            <text:p>0.078427300853471</text:p>
          </table:table-cell>
          <table:table-cell table:formula="of:=IF([.F36]&gt;0;IF([.F36]&gt;1; 1; [.F36]^(1/(1-[.$C36])));0)" office:value-type="float" office:value="0.0000000360473192385" calcext:value-type="float">
            <text:p>3.60473192385048E-08</text:p>
          </table:table-cell>
          <table:table-cell table:style-name="ce1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52429" calcext:value-type="float">
            <text:p>0.0000000052429</text:p>
          </table:table-cell>
          <table:table-cell table:formula="of:=SQRT([.A37])" office:value-type="float" office:value="0.806225774829855" calcext:value-type="float">
            <text:p>0.806225774829855</text:p>
          </table:table-cell>
          <table:table-cell table:formula="of:=[.B37]^(1-[.$C37])" office:value-type="float" office:value="0.0248580122519533" calcext:value-type="float">
            <text:p>0.0248580122519533</text:p>
          </table:table-cell>
          <table:table-cell table:formula="of:=-[.$A37]^6+(1/4)*[.$A37]^5-3*[.$A37]^4+4*[.$A37]^3-3*[.$A37]^2+(7/8)*[.$A37]" office:value-type="float" office:value="-0.0313425937500001" calcext:value-type="float">
            <text:p>-0.0313425937500001</text:p>
          </table:table-cell>
          <table:table-cell table:formula="of:=[.D37]+[.E37]-0.0263197950537677" office:value-type="float" office:value="-0.0328043765518145" calcext:value-type="float">
            <text:p>-0.0328043765518145</text:p>
          </table:table-cell>
          <table:table-cell table:formula="of:=IF([.F37]&gt;0;IF([.F37]&gt;1; 1; [.F37]^(1/(1-[.$C37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00223595" calcext:value-type="float">
            <text:p>0.00000223595</text:p>
          </table:table-cell>
          <table:table-cell table:formula="of:=SQRT([.A38])" office:value-type="float" office:value="0.88034084308295" calcext:value-type="float">
            <text:p>0.88034084308295</text:p>
          </table:table-cell>
          <table:table-cell table:formula="of:=[.B38]^(1-[.$C38])" office:value-type="float" office:value="0.210795530013603" calcext:value-type="float">
            <text:p>0.210795530013603</text:p>
          </table:table-cell>
          <table:table-cell table:formula="of:=-[.$A38]^6+(1/4)*[.$A38]^5-3*[.$A38]^4+4*[.$A38]^3-3*[.$A38]^2+(7/8)*[.$A38]" office:value-type="float" office:value="-0.0574925803222658" calcext:value-type="float">
            <text:p>-0.0574925803222658</text:p>
          </table:table-cell>
          <table:table-cell table:formula="of:=[.D38]+[.E38]-0.0263197950537677" office:value-type="float" office:value="0.12698315463757" calcext:value-type="float">
            <text:p>0.12698315463757</text:p>
          </table:table-cell>
          <table:table-cell table:formula="of:=IF([.F38]&gt;0;IF([.F38]&gt;1; 1; [.F38]^(1/(1-[.$C38])));0)" office:value-type="float" office:value="0.00000003235513004395" calcext:value-type="float">
            <text:p>3.2355130043953E-08</text:p>
          </table:table-cell>
          <table:table-cell table:style-name="ce1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00122824" calcext:value-type="float">
            <text:p>1.22824E-11</text:p>
          </table:table-cell>
          <table:table-cell table:formula="of:=SQRT([.A39])" office:value-type="float" office:value="0.806225774829855" calcext:value-type="float">
            <text:p>0.806225774829855</text:p>
          </table:table-cell>
          <table:table-cell table:formula="of:=[.B39]^(1-[.$C39])" office:value-type="float" office:value="0.00768748556294753" calcext:value-type="float">
            <text:p>0.00768748556294753</text:p>
          </table:table-cell>
          <table:table-cell table:formula="of:=-[.$A39]^6+(1/4)*[.$A39]^5-3*[.$A39]^4+4*[.$A39]^3-3*[.$A39]^2+(7/8)*[.$A39]" office:value-type="float" office:value="-0.0313425937500001" calcext:value-type="float">
            <text:p>-0.0313425937500001</text:p>
          </table:table-cell>
          <table:table-cell table:formula="of:=[.D39]+[.E39]-0.0263197950537677" office:value-type="float" office:value="-0.0499749032408203" calcext:value-type="float">
            <text:p>-0.0499749032408203</text:p>
          </table:table-cell>
          <table:table-cell table:formula="of:=IF([.F39]&gt;0;IF([.F39]&gt;1; 1; [.F39]^(1/(1-[.$C39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0369969" calcext:value-type="float">
            <text:p>0.00000000369969</text:p>
          </table:table-cell>
          <table:table-cell table:formula="of:=SQRT([.A40])" office:value-type="float" office:value="0.821583836257749" calcext:value-type="float">
            <text:p>0.821583836257749</text:p>
          </table:table-cell>
          <table:table-cell table:formula="of:=[.B40]^(1-[.$C40])" office:value-type="float" office:value="0.0313057711304912" calcext:value-type="float">
            <text:p>0.0313057711304912</text:p>
          </table:table-cell>
          <table:table-cell table:formula="of:=-[.$A40]^6+(1/4)*[.$A40]^5-3*[.$A40]^4+4*[.$A40]^3-3*[.$A40]^2+(7/8)*[.$A40]" office:value-type="float" office:value="-0.0392283303222658" calcext:value-type="float">
            <text:p>-0.0392283303222658</text:p>
          </table:table-cell>
          <table:table-cell table:formula="of:=[.D40]+[.E40]-0.0263197950537677" office:value-type="float" office:value="-0.0342423542455423" calcext:value-type="float">
            <text:p>-0.0342423542455423</text:p>
          </table:table-cell>
          <table:table-cell table:formula="of:=IF([.F40]&gt;0;IF([.F40]&gt;1; 1; [.F40]^(1/(1-[.$C40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0000338245" calcext:value-type="float">
            <text:p>0.00000000338245</text:p>
          </table:table-cell>
          <table:table-cell table:formula="of:=SQRT([.A41])" office:value-type="float" office:value="0.758287544405155" calcext:value-type="float">
            <text:p>0.758287544405155</text:p>
          </table:table-cell>
          <table:table-cell table:formula="of:=[.B41]^(1-[.$C41])" office:value-type="float" office:value="0.00896416243190604" calcext:value-type="float">
            <text:p>0.00896416243190604</text:p>
          </table:table-cell>
          <table:table-cell table:formula="of:=-[.$A41]^6+(1/4)*[.$A41]^5-3*[.$A41]^4+4*[.$A41]^3-3*[.$A41]^2+(7/8)*[.$A41]" office:value-type="float" office:value="-0.00439586938476555" calcext:value-type="float">
            <text:p>-0.00439586938476555</text:p>
          </table:table-cell>
          <table:table-cell table:formula="of:=[.D41]+[.E41]-0.0263197950537677" office:value-type="float" office:value="-0.0217515020066272" calcext:value-type="float">
            <text:p>-0.0217515020066272</text:p>
          </table:table-cell>
          <table:table-cell table:formula="of:=IF([.F41]&gt;0;IF([.F41]&gt;1; 1; [.F41]^(1/(1-[.$C41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00188137" calcext:value-type="float">
            <text:p>0.000000188137</text:p>
          </table:table-cell>
          <table:table-cell table:formula="of:=SQRT([.A42])" office:value-type="float" office:value="0.758287544405155" calcext:value-type="float">
            <text:p>0.758287544405155</text:p>
          </table:table-cell>
          <table:table-cell table:formula="of:=[.B42]^(1-[.$C42])" office:value-type="float" office:value="0.0236786341382572" calcext:value-type="float">
            <text:p>0.0236786341382572</text:p>
          </table:table-cell>
          <table:table-cell table:formula="of:=-[.$A42]^6+(1/4)*[.$A42]^5-3*[.$A42]^4+4*[.$A42]^3-3*[.$A42]^2+(7/8)*[.$A42]" office:value-type="float" office:value="-0.00439586938476555" calcext:value-type="float">
            <text:p>-0.00439586938476555</text:p>
          </table:table-cell>
          <table:table-cell table:formula="of:=[.D42]+[.E42]-0.0263197950537677" office:value-type="float" office:value="-0.00703703030027604" calcext:value-type="float">
            <text:p>-0.00703703030027604</text:p>
          </table:table-cell>
          <table:table-cell table:formula="of:=IF([.F42]&gt;0;IF([.F42]&gt;1; 1; [.F42]^(1/(1-[.$C42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183516" calcext:value-type="float">
            <text:p>0.0000183516</text:p>
          </table:table-cell>
          <table:table-cell table:formula="of:=SQRT([.A43])" office:value-type="float" office:value="0.836660026534076" calcext:value-type="float">
            <text:p>0.836660026534076</text:p>
          </table:table-cell>
          <table:table-cell table:formula="of:=[.B43]^(1-[.$C43])" office:value-type="float" office:value="0.168410290946939" calcext:value-type="float">
            <text:p>0.168410290946939</text:p>
          </table:table-cell>
          <table:table-cell table:formula="of:=-[.$A43]^6+(1/4)*[.$A43]^5-3*[.$A43]^4+4*[.$A43]^3-3*[.$A43]^2+(7/8)*[.$A43]" office:value-type="float" office:value="-0.0461335000000001" calcext:value-type="float">
            <text:p>-0.0461335000000001</text:p>
          </table:table-cell>
          <table:table-cell table:formula="of:=[.D43]+[.E43]-0.0263197950537677" office:value-type="float" office:value="0.095956995893171" calcext:value-type="float">
            <text:p>0.095956995893171</text:p>
          </table:table-cell>
          <table:table-cell table:formula="of:=IF([.F43]&gt;0;IF([.F43]&gt;1; 1; [.F43]^(1/(1-[.$C43])));0)" office:value-type="float" office:value="0.00000058623201818889" calcext:value-type="float">
            <text:p>5.86232018188889E-07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000953924" calcext:value-type="float">
            <text:p>9.53924E-12</text:p>
          </table:table-cell>
          <table:table-cell table:formula="of:=SQRT([.A44])" office:value-type="float" office:value="0.774596669241483" calcext:value-type="float">
            <text:p>0.774596669241483</text:p>
          </table:table-cell>
          <table:table-cell table:formula="of:=[.B44]^(1-[.$C44])" office:value-type="float" office:value="0.00328054272597685" calcext:value-type="float">
            <text:p>0.00328054272597685</text:p>
          </table:table-cell>
          <table:table-cell table:formula="of:=-[.$A44]^6+(1/4)*[.$A44]^5-3*[.$A44]^4+4*[.$A44]^3-3*[.$A44]^2+(7/8)*[.$A44]" office:value-type="float" office:value="-0.0137040000000002" calcext:value-type="float">
            <text:p>-0.0137040000000002</text:p>
          </table:table-cell>
          <table:table-cell table:formula="of:=[.D44]+[.E44]-0.0263197950537677" office:value-type="float" office:value="-0.036743252327791" calcext:value-type="float">
            <text:p>-0.036743252327791</text:p>
          </table:table-cell>
          <table:table-cell table:formula="of:=IF([.F44]&gt;0;IF([.F44]&gt;1; 1; [.F44]^(1/(1-[.$C44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.95335E-015" calcext:value-type="float">
            <text:p>1.95335E-15</text:p>
          </table:table-cell>
          <table:table-cell table:formula="of:=SQRT([.A45])" office:value-type="float" office:value="0.806225774829855" calcext:value-type="float">
            <text:p>0.806225774829855</text:p>
          </table:table-cell>
          <table:table-cell table:formula="of:=[.B45]^(1-[.$C45])" office:value-type="float" office:value="0.00141166713685824" calcext:value-type="float">
            <text:p>0.00141166713685824</text:p>
          </table:table-cell>
          <table:table-cell table:formula="of:=-[.$A45]^6+(1/4)*[.$A45]^5-3*[.$A45]^4+4*[.$A45]^3-3*[.$A45]^2+(7/8)*[.$A45]" office:value-type="float" office:value="-0.0313425937500001" calcext:value-type="float">
            <text:p>-0.0313425937500001</text:p>
          </table:table-cell>
          <table:table-cell table:formula="of:=[.D45]+[.E45]-0.0263197950537677" office:value-type="float" office:value="-0.0562507216669096" calcext:value-type="float">
            <text:p>-0.0562507216669096</text:p>
          </table:table-cell>
          <table:table-cell table:formula="of:=IF([.F45]&gt;0;IF([.F45]&gt;1; 1; [.F45]^(1/(1-[.$C45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855744" calcext:value-type="float">
            <text:p>0.00000000855744</text:p>
          </table:table-cell>
          <table:table-cell table:formula="of:=SQRT([.A46])" office:value-type="float" office:value="0.85146931829632" calcext:value-type="float">
            <text:p>0.85146931829632</text:p>
          </table:table-cell>
          <table:table-cell table:formula="of:=[.B46]^(1-[.$C46])" office:value-type="float" office:value="0.0633440072608277" calcext:value-type="float">
            <text:p>0.0633440072608277</text:p>
          </table:table-cell>
          <table:table-cell table:formula="of:=-[.$A46]^6+(1/4)*[.$A46]^5-3*[.$A46]^4+4*[.$A46]^3-3*[.$A46]^2+(7/8)*[.$A46]" office:value-type="float" office:value="-0.0517358371582032" calcext:value-type="float">
            <text:p>-0.0517358371582032</text:p>
          </table:table-cell>
          <table:table-cell table:formula="of:=[.D46]+[.E46]-0.0263197950537677" office:value-type="float" office:value="-0.0147116249511432" calcext:value-type="float">
            <text:p>-0.0147116249511432</text:p>
          </table:table-cell>
          <table:table-cell table:formula="of:=IF([.F46]&gt;0;IF([.F46]&gt;1; 1; [.F46]^(1/(1-[.$C46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00000604641" calcext:value-type="float">
            <text:p>6.04641E-13</text:p>
          </table:table-cell>
          <table:table-cell table:formula="of:=SQRT([.A47])" office:value-type="float" office:value="0.821583836257749" calcext:value-type="float">
            <text:p>0.821583836257749</text:p>
          </table:table-cell>
          <table:table-cell table:formula="of:=[.B47]^(1-[.$C47])" office:value-type="float" office:value="0.00660726421304748" calcext:value-type="float">
            <text:p>0.00660726421304748</text:p>
          </table:table-cell>
          <table:table-cell table:formula="of:=-[.$A47]^6+(1/4)*[.$A47]^5-3*[.$A47]^4+4*[.$A47]^3-3*[.$A47]^2+(7/8)*[.$A47]" office:value-type="float" office:value="-0.0392283303222658" calcext:value-type="float">
            <text:p>-0.0392283303222658</text:p>
          </table:table-cell>
          <table:table-cell table:formula="of:=[.D47]+[.E47]-0.0263197950537677" office:value-type="float" office:value="-0.058940861162986" calcext:value-type="float">
            <text:p>-0.058940861162986</text:p>
          </table:table-cell>
          <table:table-cell table:formula="of:=IF([.F47]&gt;0;IF([.F47]&gt;1; 1; [.F47]^(1/(1-[.$C47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312859" calcext:value-type="float">
            <text:p>0.00312859</text:p>
          </table:table-cell>
          <table:table-cell table:formula="of:=SQRT([.A48])" office:value-type="float" office:value="0.689202437604511" calcext:value-type="float">
            <text:p>0.689202437604511</text:p>
          </table:table-cell>
          <table:table-cell table:formula="of:=[.B48]^(1-[.$C48])" office:value-type="float" office:value="0.166556070699151" calcext:value-type="float">
            <text:p>0.166556070699151</text:p>
          </table:table-cell>
          <table:table-cell table:formula="of:=-[.$A48]^6+(1/4)*[.$A48]^5-3*[.$A48]^4+4*[.$A48]^3-3*[.$A48]^2+(7/8)*[.$A48]" office:value-type="float" office:value="0.0322485524902343" calcext:value-type="float">
            <text:p>0.0322485524902343</text:p>
          </table:table-cell>
          <table:table-cell table:formula="of:=[.D48]+[.E48]-0.0263197950537677" office:value-type="float" office:value="0.172484828135617" calcext:value-type="float">
            <text:p>0.172484828135617</text:p>
          </table:table-cell>
          <table:table-cell table:formula="of:=IF([.F48]&gt;0;IF([.F48]&gt;1; 1; [.F48]^(1/(1-[.$C48])));0)" office:value-type="float" office:value="0.00350125954105997" calcext:value-type="float">
            <text:p>0.00350125954105997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127884" calcext:value-type="float">
            <text:p>0.0000127884</text:p>
          </table:table-cell>
          <table:table-cell table:formula="of:=SQRT([.A49])" office:value-type="float" office:value="0.790569415042095" calcext:value-type="float">
            <text:p>0.790569415042095</text:p>
          </table:table-cell>
          <table:table-cell table:formula="of:=[.B49]^(1-[.$C49])" office:value-type="float" office:value="0.0944534133271291" calcext:value-type="float">
            <text:p>0.0944534133271291</text:p>
          </table:table-cell>
          <table:table-cell table:formula="of:=-[.$A49]^6+(1/4)*[.$A49]^5-3*[.$A49]^4+4*[.$A49]^3-3*[.$A49]^2+(7/8)*[.$A49]" office:value-type="float" office:value="-0.0227546691894531" calcext:value-type="float">
            <text:p>-0.0227546691894531</text:p>
          </table:table-cell>
          <table:table-cell table:formula="of:=[.D49]+[.E49]-0.0263197950537677" office:value-type="float" office:value="0.0453789490839082" calcext:value-type="float">
            <text:p>0.0453789490839082</text:p>
          </table:table-cell>
          <table:table-cell table:formula="of:=IF([.F49]&gt;0;IF([.F49]&gt;1; 1; [.F49]^(1/(1-[.$C49])));0)" office:value-type="float" office:value="0.00000038608151797816" calcext:value-type="float">
            <text:p>3.86081517978163E-07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690406" calcext:value-type="float">
            <text:p>0.0690406</text:p>
          </table:table-cell>
          <table:table-cell table:formula="of:=SQRT([.A50])" office:value-type="float" office:value="0.774596669241483" calcext:value-type="float">
            <text:p>0.774596669241483</text:p>
          </table:table-cell>
          <table:table-cell table:formula="of:=[.B50]^(1-[.$C50])" office:value-type="float" office:value="0.547432151373507" calcext:value-type="float">
            <text:p>0.547432151373507</text:p>
          </table:table-cell>
          <table:table-cell table:formula="of:=-[.$A50]^6+(1/4)*[.$A50]^5-3*[.$A50]^4+4*[.$A50]^3-3*[.$A50]^2+(7/8)*[.$A50]" office:value-type="float" office:value="-0.0137040000000002" calcext:value-type="float">
            <text:p>-0.0137040000000002</text:p>
          </table:table-cell>
          <table:table-cell table:formula="of:=[.D50]+[.E50]-0.0263197950537677" office:value-type="float" office:value="0.507408356319739" calcext:value-type="float">
            <text:p>0.507408356319739</text:p>
          </table:table-cell>
          <table:table-cell table:formula="of:=IF([.F50]&gt;0;IF([.F50]&gt;1; 1; [.F50]^(1/(1-[.$C50])));0)" office:value-type="float" office:value="0.0492971160512298" calcext:value-type="float">
            <text:p>0.0492971160512298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347777" calcext:value-type="float">
            <text:p>0.0000000347777</text:p>
          </table:table-cell>
          <table:table-cell table:formula="of:=SQRT([.A51])" office:value-type="float" office:value="0.806225774829855" calcext:value-type="float">
            <text:p>0.806225774829855</text:p>
          </table:table-cell>
          <table:table-cell table:formula="of:=[.B51]^(1-[.$C51])" office:value-type="float" office:value="0.0358671073606316" calcext:value-type="float">
            <text:p>0.0358671073606316</text:p>
          </table:table-cell>
          <table:table-cell table:formula="of:=-[.$A51]^6+(1/4)*[.$A51]^5-3*[.$A51]^4+4*[.$A51]^3-3*[.$A51]^2+(7/8)*[.$A51]" office:value-type="float" office:value="-0.0313425937500001" calcext:value-type="float">
            <text:p>-0.0313425937500001</text:p>
          </table:table-cell>
          <table:table-cell table:formula="of:=[.D51]+[.E51]-0.0263197950537677" office:value-type="float" office:value="-0.0217952814431363" calcext:value-type="float">
            <text:p>-0.0217952814431363</text:p>
          </table:table-cell>
          <table:table-cell table:formula="of:=IF([.F51]&gt;0;IF([.F51]&gt;1; 1; [.F51]^(1/(1-[.$C51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0329578" calcext:value-type="float">
            <text:p>3.29578E-10</text:p>
          </table:table-cell>
          <table:table-cell table:formula="of:=SQRT([.A52])" office:value-type="float" office:value="0.85146931829632" calcext:value-type="float">
            <text:p>0.85146931829632</text:p>
          </table:table-cell>
          <table:table-cell table:formula="of:=[.B52]^(1-[.$C52])" office:value-type="float" office:value="0.039050434418968" calcext:value-type="float">
            <text:p>0.039050434418968</text:p>
          </table:table-cell>
          <table:table-cell table:formula="of:=-[.$A52]^6+(1/4)*[.$A52]^5-3*[.$A52]^4+4*[.$A52]^3-3*[.$A52]^2+(7/8)*[.$A52]" office:value-type="float" office:value="-0.0517358371582032" calcext:value-type="float">
            <text:p>-0.0517358371582032</text:p>
          </table:table-cell>
          <table:table-cell table:formula="of:=[.D52]+[.E52]-0.0263197950537677" office:value-type="float" office:value="-0.0390051977930029" calcext:value-type="float">
            <text:p>-0.0390051977930029</text:p>
          </table:table-cell>
          <table:table-cell table:formula="of:=IF([.F52]&gt;0;IF([.F52]&gt;1; 1; [.F52]^(1/(1-[.$C52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266394" calcext:value-type="float">
            <text:p>0.00000000266394</text:p>
          </table:table-cell>
          <table:table-cell table:formula="of:=SQRT([.A53])" office:value-type="float" office:value="0.774596669241483" calcext:value-type="float">
            <text:p>0.774596669241483</text:p>
          </table:table-cell>
          <table:table-cell table:formula="of:=[.B53]^(1-[.$C53])" office:value-type="float" office:value="0.0116757462817147" calcext:value-type="float">
            <text:p>0.0116757462817147</text:p>
          </table:table-cell>
          <table:table-cell table:formula="of:=-[.$A53]^6+(1/4)*[.$A53]^5-3*[.$A53]^4+4*[.$A53]^3-3*[.$A53]^2+(7/8)*[.$A53]" office:value-type="float" office:value="-0.0137040000000002" calcext:value-type="float">
            <text:p>-0.0137040000000002</text:p>
          </table:table-cell>
          <table:table-cell table:formula="of:=[.D53]+[.E53]-0.0263197950537677" office:value-type="float" office:value="-0.0283480487720532" calcext:value-type="float">
            <text:p>-0.0283480487720532</text:p>
          </table:table-cell>
          <table:table-cell table:formula="of:=IF([.F53]&gt;0;IF([.F53]&gt;1; 1; [.F53]^(1/(1-[.$C53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486897" calcext:value-type="float">
            <text:p>0.00000486897</text:p>
          </table:table-cell>
          <table:table-cell table:formula="of:=SQRT([.A54])" office:value-type="float" office:value="0.836660026534076" calcext:value-type="float">
            <text:p>0.836660026534076</text:p>
          </table:table-cell>
          <table:table-cell table:formula="of:=[.B54]^(1-[.$C54])" office:value-type="float" office:value="0.135595762201239" calcext:value-type="float">
            <text:p>0.135595762201239</text:p>
          </table:table-cell>
          <table:table-cell table:formula="of:=-[.$A54]^6+(1/4)*[.$A54]^5-3*[.$A54]^4+4*[.$A54]^3-3*[.$A54]^2+(7/8)*[.$A54]" office:value-type="float" office:value="-0.0461335000000001" calcext:value-type="float">
            <text:p>-0.0461335000000001</text:p>
          </table:table-cell>
          <table:table-cell table:formula="of:=[.D54]+[.E54]-0.0263197950537677" office:value-type="float" office:value="0.0631424671474716" calcext:value-type="float">
            <text:p>0.0631424671474716</text:p>
          </table:table-cell>
          <table:table-cell table:formula="of:=IF([.F54]&gt;0;IF([.F54]&gt;1; 1; [.F54]^(1/(1-[.$C54])));0)" office:value-type="float" office:value="0.00000004521978244899" calcext:value-type="float">
            <text:p>4.52197824489936E-08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497062" calcext:value-type="float">
            <text:p>0.0000000497062</text:p>
          </table:table-cell>
          <table:table-cell table:formula="of:=SQRT([.A55])" office:value-type="float" office:value="0.821583836257749" calcext:value-type="float">
            <text:p>0.821583836257749</text:p>
          </table:table-cell>
          <table:table-cell table:formula="of:=[.B55]^(1-[.$C55])" office:value-type="float" office:value="0.0497647230051375" calcext:value-type="float">
            <text:p>0.0497647230051375</text:p>
          </table:table-cell>
          <table:table-cell table:formula="of:=-[.$A55]^6+(1/4)*[.$A55]^5-3*[.$A55]^4+4*[.$A55]^3-3*[.$A55]^2+(7/8)*[.$A55]" office:value-type="float" office:value="-0.0392283303222658" calcext:value-type="float">
            <text:p>-0.0392283303222658</text:p>
          </table:table-cell>
          <table:table-cell table:formula="of:=[.D55]+[.E55]-0.0263197950537677" office:value-type="float" office:value="-0.015783402370896" calcext:value-type="float">
            <text:p>-0.015783402370896</text:p>
          </table:table-cell>
          <table:table-cell table:formula="of:=IF([.F55]&gt;0;IF([.F55]&gt;1; 1; [.F55]^(1/(1-[.$C55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5356E-015" calcext:value-type="float">
            <text:p>1.35356E-15</text:p>
          </table:table-cell>
          <table:table-cell table:formula="of:=SQRT([.A56])" office:value-type="float" office:value="0.836660026534076" calcext:value-type="float">
            <text:p>0.836660026534076</text:p>
          </table:table-cell>
          <table:table-cell table:formula="of:=[.B56]^(1-[.$C56])" office:value-type="float" office:value="0.00372714193203776" calcext:value-type="float">
            <text:p>0.00372714193203776</text:p>
          </table:table-cell>
          <table:table-cell table:formula="of:=-[.$A56]^6+(1/4)*[.$A56]^5-3*[.$A56]^4+4*[.$A56]^3-3*[.$A56]^2+(7/8)*[.$A56]" office:value-type="float" office:value="-0.0461335000000001" calcext:value-type="float">
            <text:p>-0.0461335000000001</text:p>
          </table:table-cell>
          <table:table-cell table:formula="of:=[.D56]+[.E56]-0.0263197950537677" office:value-type="float" office:value="-0.06872615312173" calcext:value-type="float">
            <text:p>-0.06872615312173</text:p>
          </table:table-cell>
          <table:table-cell table:formula="of:=IF([.F56]&gt;0;IF([.F56]&gt;1; 1; [.F56]^(1/(1-[.$C56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000000402225" calcext:value-type="float">
            <text:p>4.02225E-14</text:p>
          </table:table-cell>
          <table:table-cell table:formula="of:=SQRT([.A57])" office:value-type="float" office:value="0.836660026534076" calcext:value-type="float">
            <text:p>0.836660026534076</text:p>
          </table:table-cell>
          <table:table-cell table:formula="of:=[.B57]^(1-[.$C57])" office:value-type="float" office:value="0.00648596098235793" calcext:value-type="float">
            <text:p>0.00648596098235793</text:p>
          </table:table-cell>
          <table:table-cell table:formula="of:=-[.$A57]^6+(1/4)*[.$A57]^5-3*[.$A57]^4+4*[.$A57]^3-3*[.$A57]^2+(7/8)*[.$A57]" office:value-type="float" office:value="-0.0461335000000001" calcext:value-type="float">
            <text:p>-0.0461335000000001</text:p>
          </table:table-cell>
          <table:table-cell table:formula="of:=[.D57]+[.E57]-0.0263197950537677" office:value-type="float" office:value="-0.0659673340714098" calcext:value-type="float">
            <text:p>-0.0659673340714098</text:p>
          </table:table-cell>
          <table:table-cell table:formula="of:=IF([.F57]&gt;0;IF([.F57]&gt;1; 1; [.F57]^(1/(1-[.$C57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160678" calcext:value-type="float">
            <text:p>0.0000160678</text:p>
          </table:table-cell>
          <table:table-cell table:formula="of:=SQRT([.A58])" office:value-type="float" office:value="0.821583836257749" calcext:value-type="float">
            <text:p>0.821583836257749</text:p>
          </table:table-cell>
          <table:table-cell table:formula="of:=[.B58]^(1-[.$C58])" office:value-type="float" office:value="0.139529209954178" calcext:value-type="float">
            <text:p>0.139529209954178</text:p>
          </table:table-cell>
          <table:table-cell table:formula="of:=-[.$A58]^6+(1/4)*[.$A58]^5-3*[.$A58]^4+4*[.$A58]^3-3*[.$A58]^2+(7/8)*[.$A58]" office:value-type="float" office:value="-0.0392283303222658" calcext:value-type="float">
            <text:p>-0.0392283303222658</text:p>
          </table:table-cell>
          <table:table-cell table:formula="of:=[.D58]+[.E58]-0.0263197950537677" office:value-type="float" office:value="0.0739810845781444" calcext:value-type="float">
            <text:p>0.0739810845781444</text:p>
          </table:table-cell>
          <table:table-cell table:formula="of:=IF([.F58]&gt;0;IF([.F58]&gt;1; 1; [.F58]^(1/(1-[.$C58])));0)" office:value-type="float" office:value="0.00000045873800726619" calcext:value-type="float">
            <text:p>4.58738007266193E-07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72742E-015" calcext:value-type="float">
            <text:p>1.72742E-15</text:p>
          </table:table-cell>
          <table:table-cell table:formula="of:=SQRT([.A59])" office:value-type="float" office:value="0.836660026534076" calcext:value-type="float">
            <text:p>0.836660026534076</text:p>
          </table:table-cell>
          <table:table-cell table:formula="of:=[.B59]^(1-[.$C59])" office:value-type="float" office:value="0.00387861767131541" calcext:value-type="float">
            <text:p>0.00387861767131541</text:p>
          </table:table-cell>
          <table:table-cell table:formula="of:=-[.$A59]^6+(1/4)*[.$A59]^5-3*[.$A59]^4+4*[.$A59]^3-3*[.$A59]^2+(7/8)*[.$A59]" office:value-type="float" office:value="-0.0461335000000001" calcext:value-type="float">
            <text:p>-0.0461335000000001</text:p>
          </table:table-cell>
          <table:table-cell table:formula="of:=[.D59]+[.E59]-0.0263197950537677" office:value-type="float" office:value="-0.0685746773824523" calcext:value-type="float">
            <text:p>-0.0685746773824523</text:p>
          </table:table-cell>
          <table:table-cell table:formula="of:=IF([.F59]&gt;0;IF([.F59]&gt;1; 1; [.F59]^(1/(1-[.$C59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7.87946E-027" calcext:value-type="float">
            <text:p>7.87946E-27</text:p>
          </table:table-cell>
          <table:table-cell table:formula="of:=SQRT([.A60])" office:value-type="float" office:value="0.866025403784439" calcext:value-type="float">
            <text:p>0.866025403784439</text:p>
          </table:table-cell>
          <table:table-cell table:formula="of:=[.B60]^(1-[.$C60])" office:value-type="float" office:value="0.000318268496677393" calcext:value-type="float">
            <text:p>0.000318268496677393</text:p>
          </table:table-cell>
          <table:table-cell table:formula="of:=-[.$A60]^6+(1/4)*[.$A60]^5-3*[.$A60]^4+4*[.$A60]^3-3*[.$A60]^2+(7/8)*[.$A60]" office:value-type="float" office:value="-0.0556640625" calcext:value-type="float">
            <text:p>-0.0556640625</text:p>
          </table:table-cell>
          <table:table-cell table:formula="of:=[.D60]+[.E60]-0.0263197950537677" office:value-type="float" office:value="-0.0816655890570903" calcext:value-type="float">
            <text:p>-0.0816655890570903</text:p>
          </table:table-cell>
          <table:table-cell table:formula="of:=IF([.F60]&gt;0;IF([.F60]&gt;1; 1; [.F60]^(1/(1-[.$C60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930854" calcext:value-type="float">
            <text:p>0.0000000930854</text:p>
          </table:table-cell>
          <table:table-cell table:formula="of:=SQRT([.A61])" office:value-type="float" office:value="0.806225774829855" calcext:value-type="float">
            <text:p>0.806225774829855</text:p>
          </table:table-cell>
          <table:table-cell table:formula="of:=[.B61]^(1-[.$C61])" office:value-type="float" office:value="0.0434060707557343" calcext:value-type="float">
            <text:p>0.0434060707557343</text:p>
          </table:table-cell>
          <table:table-cell table:formula="of:=-[.$A61]^6+(1/4)*[.$A61]^5-3*[.$A61]^4+4*[.$A61]^3-3*[.$A61]^2+(7/8)*[.$A61]" office:value-type="float" office:value="-0.0313425937500001" calcext:value-type="float">
            <text:p>-0.0313425937500001</text:p>
          </table:table-cell>
          <table:table-cell table:formula="of:=[.D61]+[.E61]-0.0263197950537677" office:value-type="float" office:value="-0.0142563180480335" calcext:value-type="float">
            <text:p>-0.0142563180480335</text:p>
          </table:table-cell>
          <table:table-cell table:formula="of:=IF([.F61]&gt;0;IF([.F61]&gt;1; 1; [.F61]^(1/(1-[.$C61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475206" calcext:value-type="float">
            <text:p>0.00000475206</text:p>
          </table:table-cell>
          <table:table-cell table:formula="of:=SQRT([.A62])" office:value-type="float" office:value="0.821583836257749" calcext:value-type="float">
            <text:p>0.821583836257749</text:p>
          </table:table-cell>
          <table:table-cell table:formula="of:=[.B62]^(1-[.$C62])" office:value-type="float" office:value="0.112271543209576" calcext:value-type="float">
            <text:p>0.112271543209576</text:p>
          </table:table-cell>
          <table:table-cell table:formula="of:=-[.$A62]^6+(1/4)*[.$A62]^5-3*[.$A62]^4+4*[.$A62]^3-3*[.$A62]^2+(7/8)*[.$A62]" office:value-type="float" office:value="-0.0392283303222658" calcext:value-type="float">
            <text:p>-0.0392283303222658</text:p>
          </table:table-cell>
          <table:table-cell table:formula="of:=[.D62]+[.E62]-0.0263197950537677" office:value-type="float" office:value="0.0467234178335421" calcext:value-type="float">
            <text:p>0.0467234178335421</text:p>
          </table:table-cell>
          <table:table-cell table:formula="of:=IF([.F62]&gt;0;IF([.F62]&gt;1; 1; [.F62]^(1/(1-[.$C62])));0)" office:value-type="float" office:value="0.00000003490679450695" calcext:value-type="float">
            <text:p>3.49067945069463E-08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318458" calcext:value-type="float">
            <text:p>0.000000318458</text:p>
          </table:table-cell>
          <table:table-cell table:formula="of:=SQRT([.A63])" office:value-type="float" office:value="0.821583836257749" calcext:value-type="float">
            <text:p>0.821583836257749</text:p>
          </table:table-cell>
          <table:table-cell table:formula="of:=[.B63]^(1-[.$C63])" office:value-type="float" office:value="0.0693169573061812" calcext:value-type="float">
            <text:p>0.0693169573061812</text:p>
          </table:table-cell>
          <table:table-cell table:formula="of:=-[.$A63]^6+(1/4)*[.$A63]^5-3*[.$A63]^4+4*[.$A63]^3-3*[.$A63]^2+(7/8)*[.$A63]" office:value-type="float" office:value="-0.0392283303222658" calcext:value-type="float">
            <text:p>-0.0392283303222658</text:p>
          </table:table-cell>
          <table:table-cell table:formula="of:=[.D63]+[.E63]-0.0263197950537677" office:value-type="float" office:value="0.00376883193014765" calcext:value-type="float">
            <text:p>0.00376883193014765</text:p>
          </table:table-cell>
          <table:table-cell table:formula="of:=IF([.F63]&gt;0;IF([.F63]&gt;1; 1; [.F63]^(1/(1-[.$C63])));0)" office:value-type="float" office:value="0.00000000000002599836" calcext:value-type="float">
            <text:p>2.59983593050494E-14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16573" calcext:value-type="float">
            <text:p>0.00000016573</text:p>
          </table:table-cell>
          <table:table-cell table:formula="of:=SQRT([.A64])" office:value-type="float" office:value="0.806225774829855" calcext:value-type="float">
            <text:p>0.806225774829855</text:p>
          </table:table-cell>
          <table:table-cell table:formula="of:=[.B64]^(1-[.$C64])" office:value-type="float" office:value="0.0485394339959648" calcext:value-type="float">
            <text:p>0.0485394339959648</text:p>
          </table:table-cell>
          <table:table-cell table:formula="of:=-[.$A64]^6+(1/4)*[.$A64]^5-3*[.$A64]^4+4*[.$A64]^3-3*[.$A64]^2+(7/8)*[.$A64]" office:value-type="float" office:value="-0.0313425937500001" calcext:value-type="float">
            <text:p>-0.0313425937500001</text:p>
          </table:table-cell>
          <table:table-cell table:formula="of:=[.D64]+[.E64]-0.0263197950537677" office:value-type="float" office:value="-0.00912295480780304" calcext:value-type="float">
            <text:p>-0.00912295480780304</text:p>
          </table:table-cell>
          <table:table-cell table:formula="of:=IF([.F64]&gt;0;IF([.F64]&gt;1; 1; [.F64]^(1/(1-[.$C64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011973" calcext:value-type="float">
            <text:p>0.000011973</text:p>
          </table:table-cell>
          <table:table-cell table:formula="of:=SQRT([.A65])" office:value-type="float" office:value="0.707106781186548" calcext:value-type="float">
            <text:p>0.707106781186548</text:p>
          </table:table-cell>
          <table:table-cell table:formula="of:=[.B65]^(1-[.$C65])" office:value-type="float" office:value="0.0361775397353562" calcext:value-type="float">
            <text:p>0.0361775397353562</text:p>
          </table:table-cell>
          <table:table-cell table:formula="of:=-[.$A65]^6+(1/4)*[.$A65]^5-3*[.$A65]^4+4*[.$A65]^3-3*[.$A65]^2+(7/8)*[.$A65]" office:value-type="float" office:value="0.0234375" calcext:value-type="float">
            <text:p>0.0234375</text:p>
          </table:table-cell>
          <table:table-cell table:formula="of:=[.D65]+[.E65]-0.0263197950537677" office:value-type="float" office:value="0.0332952446815885" calcext:value-type="float">
            <text:p>0.0332952446815885</text:p>
          </table:table-cell>
          <table:table-cell table:formula="of:=IF([.F65]&gt;0;IF([.F65]&gt;1; 1; [.F65]^(1/(1-[.$C65])));0)" office:value-type="float" office:value="0.0000090177315816633" calcext:value-type="float">
            <text:p>9.0177315816633E-06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246121" calcext:value-type="float">
            <text:p>0.0000000246121</text:p>
          </table:table-cell>
          <table:table-cell table:formula="of:=SQRT([.A66])" office:value-type="float" office:value="0.836660026534076" calcext:value-type="float">
            <text:p>0.836660026534076</text:p>
          </table:table-cell>
          <table:table-cell table:formula="of:=[.B66]^(1-[.$C66])" office:value-type="float" office:value="0.0571702940287414" calcext:value-type="float">
            <text:p>0.0571702940287414</text:p>
          </table:table-cell>
          <table:table-cell table:formula="of:=-[.$A66]^6+(1/4)*[.$A66]^5-3*[.$A66]^4+4*[.$A66]^3-3*[.$A66]^2+(7/8)*[.$A66]" office:value-type="float" office:value="-0.0461335000000001" calcext:value-type="float">
            <text:p>-0.0461335000000001</text:p>
          </table:table-cell>
          <table:table-cell table:formula="of:=[.D66]+[.E66]-0.0263197950537677" office:value-type="float" office:value="-0.0152830010250264" calcext:value-type="float">
            <text:p>-0.0152830010250264</text:p>
          </table:table-cell>
          <table:table-cell table:formula="of:=IF([.F66]&gt;0;IF([.F66]&gt;1; 1; [.F66]^(1/(1-[.$C66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526435" calcext:value-type="float">
            <text:p>0.00526435</text:p>
          </table:table-cell>
          <table:table-cell table:formula="of:=SQRT([.A67])" office:value-type="float" office:value="0.836660026534076" calcext:value-type="float">
            <text:p>0.836660026534076</text:p>
          </table:table-cell>
          <table:table-cell table:formula="of:=[.B67]^(1-[.$C67])" office:value-type="float" office:value="0.424428474730109" calcext:value-type="float">
            <text:p>0.424428474730109</text:p>
          </table:table-cell>
          <table:table-cell table:formula="of:=-[.$A67]^6+(1/4)*[.$A67]^5-3*[.$A67]^4+4*[.$A67]^3-3*[.$A67]^2+(7/8)*[.$A67]" office:value-type="float" office:value="-0.0461335000000001" calcext:value-type="float">
            <text:p>-0.0461335000000001</text:p>
          </table:table-cell>
          <table:table-cell table:formula="of:=[.D67]+[.E67]-0.0263197950537677" office:value-type="float" office:value="0.351975179676341" calcext:value-type="float">
            <text:p>0.351975179676341</text:p>
          </table:table-cell>
          <table:table-cell table:formula="of:=IF([.F67]&gt;0;IF([.F67]&gt;1; 1; [.F67]^(1/(1-[.$C67])));0)" office:value-type="float" office:value="0.00167361656952522" calcext:value-type="float">
            <text:p>0.00167361656952522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600057" calcext:value-type="float">
            <text:p>0.0600057</text:p>
          </table:table-cell>
          <table:table-cell table:formula="of:=SQRT([.A68])" office:value-type="float" office:value="0.758287544405155" calcext:value-type="float">
            <text:p>0.758287544405155</text:p>
          </table:table-cell>
          <table:table-cell table:formula="of:=[.B68]^(1-[.$C68])" office:value-type="float" office:value="0.506610177727778" calcext:value-type="float">
            <text:p>0.506610177727778</text:p>
          </table:table-cell>
          <table:table-cell table:formula="of:=-[.$A68]^6+(1/4)*[.$A68]^5-3*[.$A68]^4+4*[.$A68]^3-3*[.$A68]^2+(7/8)*[.$A68]" office:value-type="float" office:value="-0.00439586938476555" calcext:value-type="float">
            <text:p>-0.00439586938476555</text:p>
          </table:table-cell>
          <table:table-cell table:formula="of:=[.D68]+[.E68]-0.0263197950537677" office:value-type="float" office:value="0.475894513289245" calcext:value-type="float">
            <text:p>0.475894513289245</text:p>
          </table:table-cell>
          <table:table-cell table:formula="of:=IF([.F68]&gt;0;IF([.F68]&gt;1; 1; [.F68]^(1/(1-[.$C68])));0)" office:value-type="float" office:value="0.0463248794602086" calcext:value-type="float">
            <text:p>0.0463248794602086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001309" calcext:value-type="float">
            <text:p>1.309E-10</text:p>
          </table:table-cell>
          <table:table-cell table:formula="of:=SQRT([.A69])" office:value-type="float" office:value="0.821583836257749" calcext:value-type="float">
            <text:p>0.821583836257749</text:p>
          </table:table-cell>
          <table:table-cell table:formula="of:=[.B69]^(1-[.$C69])" office:value-type="float" office:value="0.0172465521396077" calcext:value-type="float">
            <text:p>0.0172465521396077</text:p>
          </table:table-cell>
          <table:table-cell table:formula="of:=-[.$A69]^6+(1/4)*[.$A69]^5-3*[.$A69]^4+4*[.$A69]^3-3*[.$A69]^2+(7/8)*[.$A69]" office:value-type="float" office:value="-0.0392283303222658" calcext:value-type="float">
            <text:p>-0.0392283303222658</text:p>
          </table:table-cell>
          <table:table-cell table:formula="of:=[.D69]+[.E69]-0.0263197950537677" office:value-type="float" office:value="-0.0483015732364258" calcext:value-type="float">
            <text:p>-0.0483015732364258</text:p>
          </table:table-cell>
          <table:table-cell table:formula="of:=IF([.F69]&gt;0;IF([.F69]&gt;1; 1; [.F69]^(1/(1-[.$C69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268043" calcext:value-type="float">
            <text:p>0.000000268043</text:p>
          </table:table-cell>
          <table:table-cell table:formula="of:=SQRT([.A70])" office:value-type="float" office:value="0.866025403784439" calcext:value-type="float">
            <text:p>0.866025403784439</text:p>
          </table:table-cell>
          <table:table-cell table:formula="of:=[.B70]^(1-[.$C70])" office:value-type="float" office:value="0.131688044134561" calcext:value-type="float">
            <text:p>0.131688044134561</text:p>
          </table:table-cell>
          <table:table-cell table:formula="of:=-[.$A70]^6+(1/4)*[.$A70]^5-3*[.$A70]^4+4*[.$A70]^3-3*[.$A70]^2+(7/8)*[.$A70]" office:value-type="float" office:value="-0.0556640625" calcext:value-type="float">
            <text:p>-0.0556640625</text:p>
          </table:table-cell>
          <table:table-cell table:formula="of:=[.D70]+[.E70]-0.0263197950537677" office:value-type="float" office:value="0.0497041865807934" calcext:value-type="float">
            <text:p>0.0497041865807934</text:p>
          </table:table-cell>
          <table:table-cell table:formula="of:=IF([.F70]&gt;0;IF([.F70]&gt;1; 1; [.F70]^(1/(1-[.$C70])));0)" office:value-type="float" office:value="0.0000000001860992695" calcext:value-type="float">
            <text:p>1.86099269501592E-1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409851" calcext:value-type="float">
            <text:p>0.00000409851</text:p>
          </table:table-cell>
          <table:table-cell table:formula="of:=SQRT([.A71])" office:value-type="float" office:value="0.836660026534076" calcext:value-type="float">
            <text:p>0.836660026534076</text:p>
          </table:table-cell>
          <table:table-cell table:formula="of:=[.B71]^(1-[.$C71])" office:value-type="float" office:value="0.131833709903602" calcext:value-type="float">
            <text:p>0.131833709903602</text:p>
          </table:table-cell>
          <table:table-cell table:formula="of:=-[.$A71]^6+(1/4)*[.$A71]^5-3*[.$A71]^4+4*[.$A71]^3-3*[.$A71]^2+(7/8)*[.$A71]" office:value-type="float" office:value="-0.0461335000000001" calcext:value-type="float">
            <text:p>-0.0461335000000001</text:p>
          </table:table-cell>
          <table:table-cell table:formula="of:=[.D71]+[.E71]-0.0263197950537677" office:value-type="float" office:value="0.0593804148498347" calcext:value-type="float">
            <text:p>0.0593804148498347</text:p>
          </table:table-cell>
          <table:table-cell table:formula="of:=IF([.F71]&gt;0;IF([.F71]&gt;1; 1; [.F71]^(1/(1-[.$C71])));0)" office:value-type="float" office:value="0.00000003104548566796" calcext:value-type="float">
            <text:p>3.10454856679572E-08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789869" calcext:value-type="float">
            <text:p>0.00000789869</text:p>
          </table:table-cell>
          <table:table-cell table:formula="of:=SQRT([.A72])" office:value-type="float" office:value="0.806225774829855" calcext:value-type="float">
            <text:p>0.806225774829855</text:p>
          </table:table-cell>
          <table:table-cell table:formula="of:=[.B72]^(1-[.$C72])" office:value-type="float" office:value="0.102630793592506" calcext:value-type="float">
            <text:p>0.102630793592506</text:p>
          </table:table-cell>
          <table:table-cell table:formula="of:=-[.$A72]^6+(1/4)*[.$A72]^5-3*[.$A72]^4+4*[.$A72]^3-3*[.$A72]^2+(7/8)*[.$A72]" office:value-type="float" office:value="-0.0313425937500001" calcext:value-type="float">
            <text:p>-0.0313425937500001</text:p>
          </table:table-cell>
          <table:table-cell table:formula="of:=[.D72]+[.E72]-0.0263197950537677" office:value-type="float" office:value="0.0449684047887386" calcext:value-type="float">
            <text:p>0.0449684047887386</text:p>
          </table:table-cell>
          <table:table-cell table:formula="of:=IF([.F72]&gt;0;IF([.F72]&gt;1; 1; [.F72]^(1/(1-[.$C72])));0)" office:value-type="float" office:value="0.00000011172069664422" calcext:value-type="float">
            <text:p>1.11720696644217E-07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064342" calcext:value-type="float">
            <text:p>0.0000064342</text:p>
          </table:table-cell>
          <table:table-cell table:formula="of:=SQRT([.A73])" office:value-type="float" office:value="0.741619848709566" calcext:value-type="float">
            <text:p>0.741619848709566</text:p>
          </table:table-cell>
          <table:table-cell table:formula="of:=[.B73]^(1-[.$C73])" office:value-type="float" office:value="0.0455636007849685" calcext:value-type="float">
            <text:p>0.0455636007849685</text:p>
          </table:table-cell>
          <table:table-cell table:formula="of:=-[.$A73]^6+(1/4)*[.$A73]^5-3*[.$A73]^4+4*[.$A73]^3-3*[.$A73]^2+(7/8)*[.$A73]" office:value-type="float" office:value="0.004994" calcext:value-type="float">
            <text:p>0.004994</text:p>
          </table:table-cell>
          <table:table-cell table:formula="of:=[.D73]+[.E73]-0.0263197950537677" office:value-type="float" office:value="0.0242378057312008" calcext:value-type="float">
            <text:p>0.0242378057312008</text:p>
          </table:table-cell>
          <table:table-cell table:formula="of:=IF([.F73]&gt;0;IF([.F73]&gt;1; 1; [.F73]^(1/(1-[.$C73])));0)" office:value-type="float" office:value="0.0000005591892492496" calcext:value-type="float">
            <text:p>5.59189249249604E-07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0767111" calcext:value-type="float">
            <text:p>7.67111E-10</text:p>
          </table:table-cell>
          <table:table-cell table:formula="of:=SQRT([.A74])" office:value-type="float" office:value="0.806225774829855" calcext:value-type="float">
            <text:p>0.806225774829855</text:p>
          </table:table-cell>
          <table:table-cell table:formula="of:=[.B74]^(1-[.$C74])" office:value-type="float" office:value="0.0171285445822821" calcext:value-type="float">
            <text:p>0.0171285445822821</text:p>
          </table:table-cell>
          <table:table-cell table:formula="of:=-[.$A74]^6+(1/4)*[.$A74]^5-3*[.$A74]^4+4*[.$A74]^3-3*[.$A74]^2+(7/8)*[.$A74]" office:value-type="float" office:value="-0.0313425937500001" calcext:value-type="float">
            <text:p>-0.0313425937500001</text:p>
          </table:table-cell>
          <table:table-cell table:formula="of:=[.D74]+[.E74]-0.0263197950537677" office:value-type="float" office:value="-0.0405338442214857" calcext:value-type="float">
            <text:p>-0.0405338442214857</text:p>
          </table:table-cell>
          <table:table-cell table:formula="of:=IF([.F74]&gt;0;IF([.F74]&gt;1; 1; [.F74]^(1/(1-[.$C74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656151" calcext:value-type="float">
            <text:p>0.000000656151</text:p>
          </table:table-cell>
          <table:table-cell table:formula="of:=SQRT([.A75])" office:value-type="float" office:value="0.806225774829855" calcext:value-type="float">
            <text:p>0.806225774829855</text:p>
          </table:table-cell>
          <table:table-cell table:formula="of:=[.B75]^(1-[.$C75])" office:value-type="float" office:value="0.0633716042121912" calcext:value-type="float">
            <text:p>0.0633716042121912</text:p>
          </table:table-cell>
          <table:table-cell table:formula="of:=-[.$A75]^6+(1/4)*[.$A75]^5-3*[.$A75]^4+4*[.$A75]^3-3*[.$A75]^2+(7/8)*[.$A75]" office:value-type="float" office:value="-0.0313425937500001" calcext:value-type="float">
            <text:p>-0.0313425937500001</text:p>
          </table:table-cell>
          <table:table-cell table:formula="of:=[.D75]+[.E75]-0.0263197950537677" office:value-type="float" office:value="0.00570921540842336" calcext:value-type="float">
            <text:p>0.00570921540842336</text:p>
          </table:table-cell>
          <table:table-cell table:formula="of:=IF([.F75]&gt;0;IF([.F75]&gt;1; 1; [.F75]^(1/(1-[.$C75])));0)" office:value-type="float" office:value="0.00000000000264537477" calcext:value-type="float">
            <text:p>2.6453747715763E-12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193022" calcext:value-type="float">
            <text:p>0.0000193022</text:p>
          </table:table-cell>
          <table:table-cell table:formula="of:=SQRT([.A76])" office:value-type="float" office:value="0.774596669241483" calcext:value-type="float">
            <text:p>0.774596669241483</text:p>
          </table:table-cell>
          <table:table-cell table:formula="of:=[.B76]^(1-[.$C76])" office:value-type="float" office:value="0.0865685359451321" calcext:value-type="float">
            <text:p>0.0865685359451321</text:p>
          </table:table-cell>
          <table:table-cell table:formula="of:=-[.$A76]^6+(1/4)*[.$A76]^5-3*[.$A76]^4+4*[.$A76]^3-3*[.$A76]^2+(7/8)*[.$A76]" office:value-type="float" office:value="-0.0137040000000002" calcext:value-type="float">
            <text:p>-0.0137040000000002</text:p>
          </table:table-cell>
          <table:table-cell table:formula="of:=[.D76]+[.E76]-0.0263197950537677" office:value-type="float" office:value="0.0465447408913642" calcext:value-type="float">
            <text:p>0.0465447408913642</text:p>
          </table:table-cell>
          <table:table-cell table:formula="of:=IF([.F76]&gt;0;IF([.F76]&gt;1; 1; [.F76]^(1/(1-[.$C76])));0)" office:value-type="float" office:value="0.00000123032283526723" calcext:value-type="float">
            <text:p>1.23032283526723E-06</text:p>
          </table:table-cell>
          <table:table-cell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000153753" calcext:value-type="float">
            <text:p>0.000000153753</text:p>
          </table:table-cell>
          <table:table-cell table:formula="of:=SQRT([.A77])" office:value-type="float" office:value="0.88034084308295" calcext:value-type="float">
            <text:p>0.88034084308295</text:p>
          </table:table-cell>
          <table:table-cell table:formula="of:=[.B77]^(1-[.$C77])" office:value-type="float" office:value="0.153017483678186" calcext:value-type="float">
            <text:p>0.153017483678186</text:p>
          </table:table-cell>
          <table:table-cell table:formula="of:=-[.$A77]^6+(1/4)*[.$A77]^5-3*[.$A77]^4+4*[.$A77]^3-3*[.$A77]^2+(7/8)*[.$A77]" office:value-type="float" office:value="-0.0574925803222658" calcext:value-type="float">
            <text:p>-0.0574925803222658</text:p>
          </table:table-cell>
          <table:table-cell table:formula="of:=[.D77]+[.E77]-0.0263197950537677" office:value-type="float" office:value="0.0692051083021528" calcext:value-type="float">
            <text:p>0.0692051083021528</text:p>
          </table:table-cell>
          <table:table-cell table:formula="of:=IF([.F77]&gt;0;IF([.F77]&gt;1; 1; [.F77]^(1/(1-[.$C77])));0)" office:value-type="float" office:value="0.0000000002027462692" calcext:value-type="float">
            <text:p>2.02746269198028E-10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563984" calcext:value-type="float">
            <text:p>0.00000563984</text:p>
          </table:table-cell>
          <table:table-cell table:formula="of:=SQRT([.A78])" office:value-type="float" office:value="0.790569415042095" calcext:value-type="float">
            <text:p>0.790569415042095</text:p>
          </table:table-cell>
          <table:table-cell table:formula="of:=[.B78]^(1-[.$C78])" office:value-type="float" office:value="0.0795709846305568" calcext:value-type="float">
            <text:p>0.0795709846305568</text:p>
          </table:table-cell>
          <table:table-cell table:formula="of:=-[.$A78]^6+(1/4)*[.$A78]^5-3*[.$A78]^4+4*[.$A78]^3-3*[.$A78]^2+(7/8)*[.$A78]" office:value-type="float" office:value="-0.0227546691894531" calcext:value-type="float">
            <text:p>-0.0227546691894531</text:p>
          </table:table-cell>
          <table:table-cell table:formula="of:=[.D78]+[.E78]-0.0263197950537677" office:value-type="float" office:value="0.030496520387336" calcext:value-type="float">
            <text:p>0.030496520387336</text:p>
          </table:table-cell>
          <table:table-cell table:formula="of:=IF([.F78]&gt;0;IF([.F78]&gt;1; 1; [.F78]^(1/(1-[.$C78])));0)" office:value-type="float" office:value="0.00000005787883859235" calcext:value-type="float">
            <text:p>5.78788385923505E-08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000115347" calcext:value-type="float">
            <text:p>1.15347E-11</text:p>
          </table:table-cell>
          <table:table-cell table:formula="of:=SQRT([.A79])" office:value-type="float" office:value="0.866025403784439" calcext:value-type="float">
            <text:p>0.866025403784439</text:p>
          </table:table-cell>
          <table:table-cell table:formula="of:=[.B79]^(1-[.$C79])" office:value-type="float" office:value="0.0342441752634108" calcext:value-type="float">
            <text:p>0.0342441752634108</text:p>
          </table:table-cell>
          <table:table-cell table:formula="of:=-[.$A79]^6+(1/4)*[.$A79]^5-3*[.$A79]^4+4*[.$A79]^3-3*[.$A79]^2+(7/8)*[.$A79]" office:value-type="float" office:value="-0.0556640625" calcext:value-type="float">
            <text:p>-0.0556640625</text:p>
          </table:table-cell>
          <table:table-cell table:formula="of:=[.D79]+[.E79]-0.0263197950537677" office:value-type="float" office:value="-0.0477396822903569" calcext:value-type="float">
            <text:p>-0.0477396822903569</text:p>
          </table:table-cell>
          <table:table-cell table:formula="of:=IF([.F79]&gt;0;IF([.F79]&gt;1; 1; [.F79]^(1/(1-[.$C79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245178" calcext:value-type="float">
            <text:p>0.0000000245178</text:p>
          </table:table-cell>
          <table:table-cell table:formula="of:=SQRT([.A80])" office:value-type="float" office:value="0.836660026534076" calcext:value-type="float">
            <text:p>0.836660026534076</text:p>
          </table:table-cell>
          <table:table-cell table:formula="of:=[.B80]^(1-[.$C80])" office:value-type="float" office:value="0.0571344577342191" calcext:value-type="float">
            <text:p>0.0571344577342191</text:p>
          </table:table-cell>
          <table:table-cell table:formula="of:=-[.$A80]^6+(1/4)*[.$A80]^5-3*[.$A80]^4+4*[.$A80]^3-3*[.$A80]^2+(7/8)*[.$A80]" office:value-type="float" office:value="-0.0461335000000001" calcext:value-type="float">
            <text:p>-0.0461335000000001</text:p>
          </table:table-cell>
          <table:table-cell table:formula="of:=[.D80]+[.E80]-0.0263197950537677" office:value-type="float" office:value="-0.0153188373195486" calcext:value-type="float">
            <text:p>-0.0153188373195486</text:p>
          </table:table-cell>
          <table:table-cell table:formula="of:=IF([.F80]&gt;0;IF([.F80]&gt;1; 1; [.F80]^(1/(1-[.$C80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413637" calcext:value-type="float">
            <text:p>0.0000413637</text:p>
          </table:table-cell>
          <table:table-cell table:formula="of:=SQRT([.A81])" office:value-type="float" office:value="0.790569415042095" calcext:value-type="float">
            <text:p>0.790569415042095</text:p>
          </table:table-cell>
          <table:table-cell table:formula="of:=[.B81]^(1-[.$C81])" office:value-type="float" office:value="0.120777499103731" calcext:value-type="float">
            <text:p>0.120777499103731</text:p>
          </table:table-cell>
          <table:table-cell table:formula="of:=-[.$A81]^6+(1/4)*[.$A81]^5-3*[.$A81]^4+4*[.$A81]^3-3*[.$A81]^2+(7/8)*[.$A81]" office:value-type="float" office:value="-0.0227546691894531" calcext:value-type="float">
            <text:p>-0.0227546691894531</text:p>
          </table:table-cell>
          <table:table-cell table:formula="of:=[.D81]+[.E81]-0.0263197950537677" office:value-type="float" office:value="0.0717030348605101" calcext:value-type="float">
            <text:p>0.0717030348605101</text:p>
          </table:table-cell>
          <table:table-cell table:formula="of:=IF([.F81]&gt;0;IF([.F81]&gt;1; 1; [.F81]^(1/(1-[.$C81])));0)" office:value-type="float" office:value="0.00000343053127093605" calcext:value-type="float">
            <text:p>3.43053127093605E-06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704037" calcext:value-type="float">
            <text:p>0.000000704037</text:p>
          </table:table-cell>
          <table:table-cell table:formula="of:=SQRT([.A82])" office:value-type="float" office:value="0.774596669241483" calcext:value-type="float">
            <text:p>0.774596669241483</text:p>
          </table:table-cell>
          <table:table-cell table:formula="of:=[.B82]^(1-[.$C82])" office:value-type="float" office:value="0.0410419068025731" calcext:value-type="float">
            <text:p>0.0410419068025731</text:p>
          </table:table-cell>
          <table:table-cell table:formula="of:=-[.$A82]^6+(1/4)*[.$A82]^5-3*[.$A82]^4+4*[.$A82]^3-3*[.$A82]^2+(7/8)*[.$A82]" office:value-type="float" office:value="-0.0137040000000002" calcext:value-type="float">
            <text:p>-0.0137040000000002</text:p>
          </table:table-cell>
          <table:table-cell table:formula="of:=[.D82]+[.E82]-0.0263197950537677" office:value-type="float" office:value="0.00101811174880526" calcext:value-type="float">
            <text:p>0.00101811174880526</text:p>
          </table:table-cell>
          <table:table-cell table:formula="of:=IF([.F82]&gt;0;IF([.F82]&gt;1; 1; [.F82]^(1/(1-[.$C82])));0)" office:value-type="float" office:value="0.00000000000005310182" calcext:value-type="float">
            <text:p>5.31018224043664E-14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422069" calcext:value-type="float">
            <text:p>0.00422069</text:p>
          </table:table-cell>
          <table:table-cell table:formula="of:=SQRT([.A83])" office:value-type="float" office:value="0.724568837309472" calcext:value-type="float">
            <text:p>0.724568837309472</text:p>
          </table:table-cell>
          <table:table-cell table:formula="of:=[.B83]^(1-[.$C83])" office:value-type="float" office:value="0.221797478296246" calcext:value-type="float">
            <text:p>0.221797478296246</text:p>
          </table:table-cell>
          <table:table-cell table:formula="of:=-[.$A83]^6+(1/4)*[.$A83]^5-3*[.$A83]^4+4*[.$A83]^3-3*[.$A83]^2+(7/8)*[.$A83]" office:value-type="float" office:value="0.0143150222167969" calcext:value-type="float">
            <text:p>0.0143150222167969</text:p>
          </table:table-cell>
          <table:table-cell table:formula="of:=[.D83]+[.E83]-0.0263197950537677" office:value-type="float" office:value="0.209792705459275" calcext:value-type="float">
            <text:p>0.209792705459275</text:p>
          </table:table-cell>
          <table:table-cell table:formula="of:=IF([.F83]&gt;0;IF([.F83]&gt;1; 1; [.F83]^(1/(1-[.$C83])));0)" office:value-type="float" office:value="0.00344860817573385" calcext:value-type="float">
            <text:p>0.00344860817573385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161593" calcext:value-type="float">
            <text:p>0.00000161593</text:p>
          </table:table-cell>
          <table:table-cell table:formula="of:=SQRT([.A84])" office:value-type="float" office:value="0.821583836257749" calcext:value-type="float">
            <text:p>0.821583836257749</text:p>
          </table:table-cell>
          <table:table-cell table:formula="of:=[.B84]^(1-[.$C84])" office:value-type="float" office:value="0.0926166286730201" calcext:value-type="float">
            <text:p>0.0926166286730201</text:p>
          </table:table-cell>
          <table:table-cell table:formula="of:=-[.$A84]^6+(1/4)*[.$A84]^5-3*[.$A84]^4+4*[.$A84]^3-3*[.$A84]^2+(7/8)*[.$A84]" office:value-type="float" office:value="-0.0392283303222658" calcext:value-type="float">
            <text:p>-0.0392283303222658</text:p>
          </table:table-cell>
          <table:table-cell table:formula="of:=[.D84]+[.E84]-0.0263197950537677" office:value-type="float" office:value="0.0270685032969866" calcext:value-type="float">
            <text:p>0.0270685032969866</text:p>
          </table:table-cell>
          <table:table-cell table:formula="of:=IF([.F84]&gt;0;IF([.F84]&gt;1; 1; [.F84]^(1/(1-[.$C84])));0)" office:value-type="float" office:value="0.00000000163742200313" calcext:value-type="float">
            <text:p>1.63742200313283E-09</text:p>
          </table:table-cell>
          <table:table-cell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0923107" calcext:value-type="float">
            <text:p>0.000923107</text:p>
          </table:table-cell>
          <table:table-cell table:formula="of:=SQRT([.A85])" office:value-type="float" office:value="0.651920240520265" calcext:value-type="float">
            <text:p>0.651920240520265</text:p>
          </table:table-cell>
          <table:table-cell table:formula="of:=[.B85]^(1-[.$C85])" office:value-type="float" office:value="0.0878346068024755" calcext:value-type="float">
            <text:p>0.0878346068024755</text:p>
          </table:table-cell>
          <table:table-cell table:formula="of:=-[.$A85]^6+(1/4)*[.$A85]^5-3*[.$A85]^4+4*[.$A85]^3-3*[.$A85]^2+(7/8)*[.$A85]" office:value-type="float" office:value="0.048545737060547" calcext:value-type="float">
            <text:p>0.048545737060547</text:p>
          </table:table-cell>
          <table:table-cell table:formula="of:=[.D85]+[.E85]-0.0263197950537677" office:value-type="float" office:value="0.110060548809255" calcext:value-type="float">
            <text:p>0.110060548809255</text:p>
          </table:table-cell>
          <table:table-cell table:formula="of:=IF([.F85]&gt;0;IF([.F85]&gt;1; 1; [.F85]^(1/(1-[.$C85])));0)" office:value-type="float" office:value="0.00176481452178682" calcext:value-type="float">
            <text:p>0.00176481452178682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00000862257" calcext:value-type="float">
            <text:p>8.62257E-13</text:p>
          </table:table-cell>
          <table:table-cell table:formula="of:=SQRT([.A86])" office:value-type="float" office:value="0.821583836257749" calcext:value-type="float">
            <text:p>0.821583836257749</text:p>
          </table:table-cell>
          <table:table-cell table:formula="of:=[.B86]^(1-[.$C86])" office:value-type="float" office:value="0.00703918836985799" calcext:value-type="float">
            <text:p>0.00703918836985799</text:p>
          </table:table-cell>
          <table:table-cell table:formula="of:=-[.$A86]^6+(1/4)*[.$A86]^5-3*[.$A86]^4+4*[.$A86]^3-3*[.$A86]^2+(7/8)*[.$A86]" office:value-type="float" office:value="-0.0392283303222658" calcext:value-type="float">
            <text:p>-0.0392283303222658</text:p>
          </table:table-cell>
          <table:table-cell table:formula="of:=[.D86]+[.E86]-0.0263197950537677" office:value-type="float" office:value="-0.0585089370061755" calcext:value-type="float">
            <text:p>-0.0585089370061755</text:p>
          </table:table-cell>
          <table:table-cell table:formula="of:=IF([.F86]&gt;0;IF([.F86]&gt;1; 1; [.F86]^(1/(1-[.$C86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1.36761E-016" calcext:value-type="float">
            <text:p>1.36761E-16</text:p>
          </table:table-cell>
          <table:table-cell table:formula="of:=SQRT([.A87])" office:value-type="float" office:value="0.88034084308295" calcext:value-type="float">
            <text:p>0.88034084308295</text:p>
          </table:table-cell>
          <table:table-cell table:formula="of:=[.B87]^(1-[.$C87])" office:value-type="float" office:value="0.0126392882857853" calcext:value-type="float">
            <text:p>0.0126392882857853</text:p>
          </table:table-cell>
          <table:table-cell table:formula="of:=-[.$A87]^6+(1/4)*[.$A87]^5-3*[.$A87]^4+4*[.$A87]^3-3*[.$A87]^2+(7/8)*[.$A87]" office:value-type="float" office:value="-0.0574925803222658" calcext:value-type="float">
            <text:p>-0.0574925803222658</text:p>
          </table:table-cell>
          <table:table-cell table:formula="of:=[.D87]+[.E87]-0.0263197950537677" office:value-type="float" office:value="-0.0711730870902482" calcext:value-type="float">
            <text:p>-0.0711730870902482</text:p>
          </table:table-cell>
          <table:table-cell table:formula="of:=IF([.F87]&gt;0;IF([.F87]&gt;1; 1; [.F87]^(1/(1-[.$C87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325617" calcext:value-type="float">
            <text:p>0.0000000325617</text:p>
          </table:table-cell>
          <table:table-cell table:formula="of:=SQRT([.A88])" office:value-type="float" office:value="0.836660026534076" calcext:value-type="float">
            <text:p>0.836660026534076</text:p>
          </table:table-cell>
          <table:table-cell table:formula="of:=[.B88]^(1-[.$C88])" office:value-type="float" office:value="0.0598447106633636" calcext:value-type="float">
            <text:p>0.0598447106633636</text:p>
          </table:table-cell>
          <table:table-cell table:formula="of:=-[.$A88]^6+(1/4)*[.$A88]^5-3*[.$A88]^4+4*[.$A88]^3-3*[.$A88]^2+(7/8)*[.$A88]" office:value-type="float" office:value="-0.0461335000000001" calcext:value-type="float">
            <text:p>-0.0461335000000001</text:p>
          </table:table-cell>
          <table:table-cell table:formula="of:=[.D88]+[.E88]-0.0263197950537677" office:value-type="float" office:value="-0.0126085843904041" calcext:value-type="float">
            <text:p>-0.0126085843904041</text:p>
          </table:table-cell>
          <table:table-cell table:formula="of:=IF([.F88]&gt;0;IF([.F88]&gt;1; 1; [.F88]^(1/(1-[.$C88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9.0137E-017" calcext:value-type="float">
            <text:p>9.0137E-17</text:p>
          </table:table-cell>
          <table:table-cell table:formula="of:=SQRT([.A89])" office:value-type="float" office:value="0.821583836257749" calcext:value-type="float">
            <text:p>0.821583836257749</text:p>
          </table:table-cell>
          <table:table-cell table:formula="of:=[.B89]^(1-[.$C89])" office:value-type="float" office:value="0.00137181442142696" calcext:value-type="float">
            <text:p>0.00137181442142696</text:p>
          </table:table-cell>
          <table:table-cell table:formula="of:=-[.$A89]^6+(1/4)*[.$A89]^5-3*[.$A89]^4+4*[.$A89]^3-3*[.$A89]^2+(7/8)*[.$A89]" office:value-type="float" office:value="-0.0392283303222658" calcext:value-type="float">
            <text:p>-0.0392283303222658</text:p>
          </table:table-cell>
          <table:table-cell table:formula="of:=[.D89]+[.E89]-0.0263197950537677" office:value-type="float" office:value="-0.0641763109546065" calcext:value-type="float">
            <text:p>-0.0641763109546065</text:p>
          </table:table-cell>
          <table:table-cell table:formula="of:=IF([.F89]&gt;0;IF([.F89]&gt;1; 1; [.F89]^(1/(1-[.$C89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594954" calcext:value-type="float">
            <text:p>0.00000594954</text:p>
          </table:table-cell>
          <table:table-cell table:formula="of:=SQRT([.A90])" office:value-type="float" office:value="0.821583836257749" calcext:value-type="float">
            <text:p>0.821583836257749</text:p>
          </table:table-cell>
          <table:table-cell table:formula="of:=[.B90]^(1-[.$C90])" office:value-type="float" office:value="0.11686470648597" calcext:value-type="float">
            <text:p>0.11686470648597</text:p>
          </table:table-cell>
          <table:table-cell table:formula="of:=-[.$A90]^6+(1/4)*[.$A90]^5-3*[.$A90]^4+4*[.$A90]^3-3*[.$A90]^2+(7/8)*[.$A90]" office:value-type="float" office:value="-0.0392283303222658" calcext:value-type="float">
            <text:p>-0.0392283303222658</text:p>
          </table:table-cell>
          <table:table-cell table:formula="of:=[.D90]+[.E90]-0.0263197950537677" office:value-type="float" office:value="0.0513165811099366" calcext:value-type="float">
            <text:p>0.0513165811099366</text:p>
          </table:table-cell>
          <table:table-cell table:formula="of:=IF([.F90]&gt;0;IF([.F90]&gt;1; 1; [.F90]^(1/(1-[.$C90])));0)" office:value-type="float" office:value="0.00000005904156289812" calcext:value-type="float">
            <text:p>5.9041562898116E-08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855741" calcext:value-type="float">
            <text:p>0.0000855741</text:p>
          </table:table-cell>
          <table:table-cell table:formula="of:=SQRT([.A91])" office:value-type="float" office:value="0.836660026534076" calcext:value-type="float">
            <text:p>0.836660026534076</text:p>
          </table:table-cell>
          <table:table-cell table:formula="of:=[.B91]^(1-[.$C91])" office:value-type="float" office:value="0.216565317161549" calcext:value-type="float">
            <text:p>0.216565317161549</text:p>
          </table:table-cell>
          <table:table-cell table:formula="of:=-[.$A91]^6+(1/4)*[.$A91]^5-3*[.$A91]^4+4*[.$A91]^3-3*[.$A91]^2+(7/8)*[.$A91]" office:value-type="float" office:value="-0.0461335000000001" calcext:value-type="float">
            <text:p>-0.0461335000000001</text:p>
          </table:table-cell>
          <table:table-cell table:formula="of:=[.D91]+[.E91]-0.0263197950537677" office:value-type="float" office:value="0.144112022107781" calcext:value-type="float">
            <text:p>0.144112022107781</text:p>
          </table:table-cell>
          <table:table-cell table:formula="of:=IF([.F91]&gt;0;IF([.F91]&gt;1; 1; [.F91]^(1/(1-[.$C91])));0)" office:value-type="float" office:value="0.00000706959221332237" calcext:value-type="float">
            <text:p>7.06959221332237E-06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145689" calcext:value-type="float">
            <text:p>0.0145689</text:p>
          </table:table-cell>
          <table:table-cell table:formula="of:=SQRT([.A92])" office:value-type="float" office:value="0.758287544405155" calcext:value-type="float">
            <text:p>0.758287544405155</text:p>
          </table:table-cell>
          <table:table-cell table:formula="of:=[.B92]^(1-[.$C92])" office:value-type="float" office:value="0.359813432929679" calcext:value-type="float">
            <text:p>0.359813432929679</text:p>
          </table:table-cell>
          <table:table-cell table:formula="of:=-[.$A92]^6+(1/4)*[.$A92]^5-3*[.$A92]^4+4*[.$A92]^3-3*[.$A92]^2+(7/8)*[.$A92]" office:value-type="float" office:value="-0.00439586938476555" calcext:value-type="float">
            <text:p>-0.00439586938476555</text:p>
          </table:table-cell>
          <table:table-cell table:formula="of:=[.D92]+[.E92]-0.0263197950537677" office:value-type="float" office:value="0.329097768491146" calcext:value-type="float">
            <text:p>0.329097768491146</text:p>
          </table:table-cell>
          <table:table-cell table:formula="of:=IF([.F92]&gt;0;IF([.F92]&gt;1; 1; [.F92]^(1/(1-[.$C92])));0)" office:value-type="float" office:value="0.0100716873174942" calcext:value-type="float">
            <text:p>0.0100716873174942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251861" calcext:value-type="float">
            <text:p>0.00251861</text:p>
          </table:table-cell>
          <table:table-cell table:formula="of:=SQRT([.A93])" office:value-type="float" office:value="0.790569415042095" calcext:value-type="float">
            <text:p>0.790569415042095</text:p>
          </table:table-cell>
          <table:table-cell table:formula="of:=[.B93]^(1-[.$C93])" office:value-type="float" office:value="0.285577253142807" calcext:value-type="float">
            <text:p>0.285577253142807</text:p>
          </table:table-cell>
          <table:table-cell table:formula="of:=-[.$A93]^6+(1/4)*[.$A93]^5-3*[.$A93]^4+4*[.$A93]^3-3*[.$A93]^2+(7/8)*[.$A93]" office:value-type="float" office:value="-0.0227546691894531" calcext:value-type="float">
            <text:p>-0.0227546691894531</text:p>
          </table:table-cell>
          <table:table-cell table:formula="of:=[.D93]+[.E93]-0.0263197950537677" office:value-type="float" office:value="0.236502788899586" calcext:value-type="float">
            <text:p>0.236502788899586</text:p>
          </table:table-cell>
          <table:table-cell table:formula="of:=IF([.F93]&gt;0;IF([.F93]&gt;1; 1; [.F93]^(1/(1-[.$C93])));0)" office:value-type="float" office:value="0.0010236723813945" calcext:value-type="float">
            <text:p>0.0010236723813945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545584" calcext:value-type="float">
            <text:p>0.00000545584</text:p>
          </table:table-cell>
          <table:table-cell table:formula="of:=SQRT([.A94])" office:value-type="float" office:value="0.790569415042095" calcext:value-type="float">
            <text:p>0.790569415042095</text:p>
          </table:table-cell>
          <table:table-cell table:formula="of:=[.B94]^(1-[.$C94])" office:value-type="float" office:value="0.0790201503237774" calcext:value-type="float">
            <text:p>0.0790201503237774</text:p>
          </table:table-cell>
          <table:table-cell table:formula="of:=-[.$A94]^6+(1/4)*[.$A94]^5-3*[.$A94]^4+4*[.$A94]^3-3*[.$A94]^2+(7/8)*[.$A94]" office:value-type="float" office:value="-0.0227546691894531" calcext:value-type="float">
            <text:p>-0.0227546691894531</text:p>
          </table:table-cell>
          <table:table-cell table:formula="of:=[.D94]+[.E94]-0.0263197950537677" office:value-type="float" office:value="0.0299456860805566" calcext:value-type="float">
            <text:p>0.0299456860805566</text:p>
          </table:table-cell>
          <table:table-cell table:formula="of:=IF([.F94]&gt;0;IF([.F94]&gt;1; 1; [.F94]^(1/(1-[.$C94])));0)" office:value-type="float" office:value="0.00000005305446939142" calcext:value-type="float">
            <text:p>5.30544693914248E-08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205374" calcext:value-type="float">
            <text:p>0.000000205374</text:p>
          </table:table-cell>
          <table:table-cell table:formula="of:=SQRT([.A95])" office:value-type="float" office:value="0.774596669241483" calcext:value-type="float">
            <text:p>0.774596669241483</text:p>
          </table:table-cell>
          <table:table-cell table:formula="of:=[.B95]^(1-[.$C95])" office:value-type="float" office:value="0.0310903400955316" calcext:value-type="float">
            <text:p>0.0310903400955316</text:p>
          </table:table-cell>
          <table:table-cell table:formula="of:=-[.$A95]^6+(1/4)*[.$A95]^5-3*[.$A95]^4+4*[.$A95]^3-3*[.$A95]^2+(7/8)*[.$A95]" office:value-type="float" office:value="-0.0137040000000002" calcext:value-type="float">
            <text:p>-0.0137040000000002</text:p>
          </table:table-cell>
          <table:table-cell table:formula="of:=[.D95]+[.E95]-0.0263197950537677" office:value-type="float" office:value="-0.00893345495823627" calcext:value-type="float">
            <text:p>-0.00893345495823627</text:p>
          </table:table-cell>
          <table:table-cell table:formula="of:=IF([.F95]&gt;0;IF([.F95]&gt;1; 1; [.F95]^(1/(1-[.$C95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0109141" calcext:value-type="float">
            <text:p>1.09141E-10</text:p>
          </table:table-cell>
          <table:table-cell table:formula="of:=SQRT([.A96])" office:value-type="float" office:value="0.806225774829855" calcext:value-type="float">
            <text:p>0.806225774829855</text:p>
          </table:table-cell>
          <table:table-cell table:formula="of:=[.B96]^(1-[.$C96])" office:value-type="float" office:value="0.0117386682682321" calcext:value-type="float">
            <text:p>0.0117386682682321</text:p>
          </table:table-cell>
          <table:table-cell table:formula="of:=-[.$A96]^6+(1/4)*[.$A96]^5-3*[.$A96]^4+4*[.$A96]^3-3*[.$A96]^2+(7/8)*[.$A96]" office:value-type="float" office:value="-0.0313425937500001" calcext:value-type="float">
            <text:p>-0.0313425937500001</text:p>
          </table:table-cell>
          <table:table-cell table:formula="of:=[.D96]+[.E96]-0.0263197950537677" office:value-type="float" office:value="-0.0459237205355358" calcext:value-type="float">
            <text:p>-0.0459237205355358</text:p>
          </table:table-cell>
          <table:table-cell table:formula="of:=IF([.F96]&gt;0;IF([.F96]&gt;1; 1; [.F96]^(1/(1-[.$C96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0000173299" calcext:value-type="float">
            <text:p>0.00000000173299</text:p>
          </table:table-cell>
          <table:table-cell table:formula="of:=SQRT([.A97])" office:value-type="float" office:value="0.758287544405155" calcext:value-type="float">
            <text:p>0.758287544405155</text:p>
          </table:table-cell>
          <table:table-cell table:formula="of:=[.B97]^(1-[.$C97])" office:value-type="float" office:value="0.00762619456110858" calcext:value-type="float">
            <text:p>0.00762619456110858</text:p>
          </table:table-cell>
          <table:table-cell table:formula="of:=-[.$A97]^6+(1/4)*[.$A97]^5-3*[.$A97]^4+4*[.$A97]^3-3*[.$A97]^2+(7/8)*[.$A97]" office:value-type="float" office:value="-0.00439586938476555" calcext:value-type="float">
            <text:p>-0.00439586938476555</text:p>
          </table:table-cell>
          <table:table-cell table:formula="of:=[.D97]+[.E97]-0.0263197950537677" office:value-type="float" office:value="-0.0230894698774247" calcext:value-type="float">
            <text:p>-0.0230894698774247</text:p>
          </table:table-cell>
          <table:table-cell table:formula="of:=IF([.F97]&gt;0;IF([.F97]&gt;1; 1; [.F97]^(1/(1-[.$C97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00124162" calcext:value-type="float">
            <text:p>1.24162E-10</text:p>
          </table:table-cell>
          <table:table-cell table:formula="of:=SQRT([.A98])" office:value-type="float" office:value="0.836660026534076" calcext:value-type="float">
            <text:p>0.836660026534076</text:p>
          </table:table-cell>
          <table:table-cell table:formula="of:=[.B98]^(1-[.$C98])" office:value-type="float" office:value="0.0240964118276324" calcext:value-type="float">
            <text:p>0.0240964118276324</text:p>
          </table:table-cell>
          <table:table-cell table:formula="of:=-[.$A98]^6+(1/4)*[.$A98]^5-3*[.$A98]^4+4*[.$A98]^3-3*[.$A98]^2+(7/8)*[.$A98]" office:value-type="float" office:value="-0.0461335000000001" calcext:value-type="float">
            <text:p>-0.0461335000000001</text:p>
          </table:table-cell>
          <table:table-cell table:formula="of:=[.D98]+[.E98]-0.0263197950537677" office:value-type="float" office:value="-0.0483568832261354" calcext:value-type="float">
            <text:p>-0.0483568832261354</text:p>
          </table:table-cell>
          <table:table-cell table:formula="of:=IF([.F98]&gt;0;IF([.F98]&gt;1; 1; [.F98]^(1/(1-[.$C98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85855" calcext:value-type="float">
            <text:p>0.0185855</text:p>
          </table:table-cell>
          <table:table-cell table:formula="of:=SQRT([.A99])" office:value-type="float" office:value="0.707106781186548" calcext:value-type="float">
            <text:p>0.707106781186548</text:p>
          </table:table-cell>
          <table:table-cell table:formula="of:=[.B99]^(1-[.$C99])" office:value-type="float" office:value="0.311209520671235" calcext:value-type="float">
            <text:p>0.311209520671235</text:p>
          </table:table-cell>
          <table:table-cell table:formula="of:=-[.$A99]^6+(1/4)*[.$A99]^5-3*[.$A99]^4+4*[.$A99]^3-3*[.$A99]^2+(7/8)*[.$A99]" office:value-type="float" office:value="0.0234375" calcext:value-type="float">
            <text:p>0.0234375</text:p>
          </table:table-cell>
          <table:table-cell table:formula="of:=[.D99]+[.E99]-0.0263197950537677" office:value-type="float" office:value="0.308327225617467" calcext:value-type="float">
            <text:p>0.308327225617467</text:p>
          </table:table-cell>
          <table:table-cell table:formula="of:=IF([.F99]&gt;0;IF([.F99]&gt;1; 1; [.F99]^(1/(1-[.$C99])));0)" office:value-type="float" office:value="0.018004348621851" calcext:value-type="float">
            <text:p>0.018004348621851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261357" calcext:value-type="float">
            <text:p>0.000261357</text:p>
          </table:table-cell>
          <table:table-cell table:formula="of:=SQRT([.A100])" office:value-type="float" office:value="0.790569415042095" calcext:value-type="float">
            <text:p>0.790569415042095</text:p>
          </table:table-cell>
          <table:table-cell table:formula="of:=[.B100]^(1-[.$C100])" office:value-type="float" office:value="0.177688470643512" calcext:value-type="float">
            <text:p>0.177688470643512</text:p>
          </table:table-cell>
          <table:table-cell table:formula="of:=-[.$A100]^6+(1/4)*[.$A100]^5-3*[.$A100]^4+4*[.$A100]^3-3*[.$A100]^2+(7/8)*[.$A100]" office:value-type="float" office:value="-0.0227546691894531" calcext:value-type="float">
            <text:p>-0.0227546691894531</text:p>
          </table:table-cell>
          <table:table-cell table:formula="of:=[.D100]+[.E100]-0.0263197950537677" office:value-type="float" office:value="0.128614006400291" calcext:value-type="float">
            <text:p>0.128614006400291</text:p>
          </table:table-cell>
          <table:table-cell table:formula="of:=IF([.F100]&gt;0;IF([.F100]&gt;1; 1; [.F100]^(1/(1-[.$C100])));0)" office:value-type="float" office:value="0.0000558448979797739" calcext:value-type="float">
            <text:p>5.58448979797739E-05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232743" calcext:value-type="float">
            <text:p>0.000000232743</text:p>
          </table:table-cell>
          <table:table-cell table:formula="of:=SQRT([.A101])" office:value-type="float" office:value="0.774596669241483" calcext:value-type="float">
            <text:p>0.774596669241483</text:p>
          </table:table-cell>
          <table:table-cell table:formula="of:=[.B101]^(1-[.$C101])" office:value-type="float" office:value="0.0319795168883077" calcext:value-type="float">
            <text:p>0.0319795168883077</text:p>
          </table:table-cell>
          <table:table-cell table:formula="of:=-[.$A101]^6+(1/4)*[.$A101]^5-3*[.$A101]^4+4*[.$A101]^3-3*[.$A101]^2+(7/8)*[.$A101]" office:value-type="float" office:value="-0.0137040000000002" calcext:value-type="float">
            <text:p>-0.0137040000000002</text:p>
          </table:table-cell>
          <table:table-cell table:formula="of:=[.D101]+[.E101]-0.0263197950537677" office:value-type="float" office:value="-0.00804427816546015" calcext:value-type="float">
            <text:p>-0.00804427816546015</text:p>
          </table:table-cell>
          <table:table-cell table:formula="of:=IF([.F101]&gt;0;IF([.F101]&gt;1; 1; [.F101]^(1/(1-[.$C101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0206716950821854" calcext:value-type="float">
            <text:p>0.00206716950821854</text:p>
          </table:table-cell>
          <table:table-cell table:formula="of:=AVERAGE([.C52:.C101])" office:value-type="float" office:value="0.8055622445307" calcext:value-type="float">
            <text:p>0.8055622445307</text:p>
          </table:table-cell>
          <table:table-cell table:formula="of:=AVERAGE([.D52:.D101])" office:value-type="float" office:value="0.0981235589490422" calcext:value-type="float">
            <text:p>0.0981235589490422</text:p>
          </table:table-cell>
          <table:table-cell table:formula="of:=AVERAGE([.E52:.E101])" office:value-type="float" office:value="-0.0292608683105469" calcext:value-type="float">
            <text:p>-0.0292608683105469</text:p>
          </table:table-cell>
          <table:table-cell table:formula="of:=AVERAGE([.F52:.F101])" office:value-type="float" office:value="0.0425428955847276" calcext:value-type="float">
            <text:p>0.0425428955847276</text:p>
          </table:table-cell>
          <table:table-cell table:formula="of:=AVERAGE([.G52:.G101])" office:value-type="float" office:value="0.00164779265895508" calcext:value-type="float">
            <text:p>0.00164779265895508</text:p>
          </table:table-cell>
          <table:table-cell/>
        </table:table-row>
        <table:table-row table:style-name="ro1" table:number-rows-repeated="104847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10:41:12.534190209</meta:creation-date>
    <dc:date>2023-03-27T08:30:25.564615417</dc:date>
    <meta:editing-duration>PT1H2M39S</meta:editing-duration>
    <meta:editing-cycles>6</meta:editing-cycles>
    <meta:generator>LibreOffice/7.3.7.2$Linux_X86_64 LibreOffice_project/30$Build-2</meta:generator>
    <meta:document-statistic meta:table-count="1" meta:cell-count="714" meta:object-count="0"/>
  </office:meta>
</office:document-meta>
</file>